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kill_5f_mean">
      <style:table-properties table:display="true" style:writing-mode="lr-tb"/>
    </style:style>
    <style:style style:name="ta2" style:family="table" style:master-page-name="PageStyle_5f_skill_5f_per_5f_horizon">
      <style:table-properties table:display="true" style:writing-mode="lr-tb"/>
    </style:style>
    <style:style style:name="ta3" style:family="table" style:master-page-name="PageStyle_5f_rmse_5f_per_5f_horizon">
      <style:table-properties table:display="true" style:writing-mode="lr-tb"/>
    </style:style>
    <style:style style:name="ta4" style:family="table" style:master-page-name="PageStyle_5f_excluded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kill_mean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float" office:value="-1.06886172186312" calcext:value-type="float">
            <text:p>-1.06886172186312</text:p>
          </table:table-cell>
          <table:table-cell office:value-type="float" office:value="-0.422327243356091" calcext:value-type="float">
            <text:p>-0.422327243356091</text:p>
          </table:table-cell>
          <table:table-cell office:value-type="float" office:value="-0.278729533499489" calcext:value-type="float">
            <text:p>-0.278729533499489</text:p>
          </table:table-cell>
          <table:table-cell office:value-type="float" office:value="-2.5511085732287" calcext:value-type="float">
            <text:p>-2.5511085732287</text:p>
          </table:table-cell>
          <table:table-cell office:value-type="float" office:value="0.0302965653957543" calcext:value-type="float">
            <text:p>0.030296565395754</text:p>
          </table:table-cell>
          <table:table-cell office:value-type="float" office:value="-1.81319527896643" calcext:value-type="float">
            <text:p>-1.81319527896643</text:p>
          </table:table-cell>
          <table:table-cell office:value-type="float" office:value="-0.278729533499489" calcext:value-type="float">
            <text:p>-0.278729533499489</text:p>
          </table:table-cell>
          <table:table-cell office:value-type="float" office:value="-0.692789259352999" calcext:value-type="float">
            <text:p>-0.692789259352999</text:p>
          </table:table-cell>
          <table:table-cell table:number-columns-repeated="2" office:value-type="float" office:value="-0.709909985953749" calcext:value-type="float">
            <text:p>-0.709909985953749</text:p>
          </table:table-cell>
          <table:table-cell office:value-type="float" office:value="-0.849526455027806" calcext:value-type="float">
            <text:p>-0.849526455027806</text:p>
          </table:table-cell>
          <table:table-cell office:value-type="float" office:value="0.784849971285668" calcext:value-type="float">
            <text:p>0.784849971285668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float" office:value="-4.45945924397412" calcext:value-type="float">
            <text:p>-4.45945924397412</text:p>
          </table:table-cell>
          <table:table-cell office:value-type="float" office:value="-0.515162729352442" calcext:value-type="float">
            <text:p>-0.515162729352442</text:p>
          </table:table-cell>
          <table:table-cell office:value-type="float" office:value="-3.95516505995823" calcext:value-type="float">
            <text:p>-3.95516505995823</text:p>
          </table:table-cell>
          <table:table-cell office:value-type="float" office:value="-1.05037659307693" calcext:value-type="float">
            <text:p>-1.05037659307693</text:p>
          </table:table-cell>
          <table:table-cell office:value-type="float" office:value="-5.32147369221601" calcext:value-type="float">
            <text:p>-5.32147369221601</text:p>
          </table:table-cell>
          <table:table-cell office:value-type="float" office:value="-2.15320059376238" calcext:value-type="float">
            <text:p>-2.15320059376238</text:p>
          </table:table-cell>
          <table:table-cell office:value-type="float" office:value="-0.341720479059407" calcext:value-type="float">
            <text:p>-0.341720479059407</text:p>
          </table:table-cell>
          <table:table-cell office:value-type="float" office:value="0.0302965653957543" calcext:value-type="float">
            <text:p>0.030296565395754</text:p>
          </table:table-cell>
          <table:table-cell office:value-type="float" office:value="-6.17843313977644" calcext:value-type="float">
            <text:p>-6.17843313977644</text:p>
          </table:table-cell>
          <table:table-cell office:value-type="float" office:value="-0.692789259352999" calcext:value-type="float">
            <text:p>-0.692789259352999</text:p>
          </table:table-cell>
          <table:table-cell office:value-type="float" office:value="-2.46374842251332" calcext:value-type="float">
            <text:p>-2.46374842251332</text:p>
          </table:table-cell>
          <table:table-cell office:value-type="float" office:value="2.30755442870637" calcext:value-type="float">
            <text:p>2.30755442870637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float" office:value="-1.27383278097917" calcext:value-type="float">
            <text:p>-1.27383278097917</text:p>
          </table:table-cell>
          <table:table-cell office:value-type="float" office:value="-1.47749929482686" calcext:value-type="float">
            <text:p>-1.47749929482686</text:p>
          </table:table-cell>
          <table:table-cell office:value-type="float" office:value="-2.69840294406752" calcext:value-type="float">
            <text:p>-2.69840294406752</text:p>
          </table:table-cell>
          <table:table-cell office:value-type="float" office:value="-2.59855305333547" calcext:value-type="float">
            <text:p>-2.59855305333547</text:p>
          </table:table-cell>
          <table:table-cell office:value-type="float" office:value="-3.48779357735168" calcext:value-type="float">
            <text:p>-3.48779357735168</text:p>
          </table:table-cell>
          <table:table-cell office:value-type="float" office:value="-0.662111613874877" calcext:value-type="float">
            <text:p>-0.662111613874877</text:p>
          </table:table-cell>
          <table:table-cell office:value-type="float" office:value="-2.61869044309974" calcext:value-type="float">
            <text:p>-2.61869044309974</text:p>
          </table:table-cell>
          <table:table-cell office:value-type="float" office:value="-4.56472885612378" calcext:value-type="float">
            <text:p>-4.56472885612378</text:p>
          </table:table-cell>
          <table:table-cell office:value-type="float" office:value="-1.79940304978593" calcext:value-type="float">
            <text:p>-1.79940304978593</text:p>
          </table:table-cell>
          <table:table-cell office:value-type="float" office:value="-3.04979429878198" calcext:value-type="float">
            <text:p>-3.04979429878198</text:p>
          </table:table-cell>
          <table:table-cell office:value-type="float" office:value="-2.4230809912227" calcext:value-type="float">
            <text:p>-2.4230809912227</text:p>
          </table:table-cell>
          <table:table-cell office:value-type="float" office:value="1.15290826627616" calcext:value-type="float">
            <text:p>1.15290826627616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float" office:value="-8.6083837650048" calcext:value-type="float">
            <text:p>-8.6083837650048</text:p>
          </table:table-cell>
          <table:table-cell office:value-type="float" office:value="-4.27835338011215" calcext:value-type="float">
            <text:p>-4.27835338011215</text:p>
          </table:table-cell>
          <table:table-cell office:value-type="float" office:value="-7.180414004275" calcext:value-type="float">
            <text:p>-7.180414004275</text:p>
          </table:table-cell>
          <table:table-cell office:value-type="float" office:value="-1.97113759149091" calcext:value-type="float">
            <text:p>-1.97113759149091</text:p>
          </table:table-cell>
          <table:table-cell office:value-type="float" office:value="-0.798476281163846" calcext:value-type="float">
            <text:p>-0.798476281163846</text:p>
          </table:table-cell>
          <table:table-cell office:value-type="float" office:value="-2.80309928487903" calcext:value-type="float">
            <text:p>-2.80309928487903</text:p>
          </table:table-cell>
          <table:table-cell office:value-type="float" office:value="-1.94280452723515" calcext:value-type="float">
            <text:p>-1.94280452723515</text:p>
          </table:table-cell>
          <table:table-cell office:value-type="float" office:value="-1.32435481278475" calcext:value-type="float">
            <text:p>-1.32435481278475</text:p>
          </table:table-cell>
          <table:table-cell office:value-type="float" office:value="-4.24333086075933" calcext:value-type="float">
            <text:p>-4.24333086075933</text:p>
          </table:table-cell>
          <table:table-cell office:value-type="float" office:value="-3.7366364711106" calcext:value-type="float">
            <text:p>-3.7366364711106</text:p>
          </table:table-cell>
          <table:table-cell office:value-type="float" office:value="-3.68869909788156" calcext:value-type="float">
            <text:p>-3.68869909788156</text:p>
          </table:table-cell>
          <table:table-cell office:value-type="float" office:value="2.53374867221889" calcext:value-type="float">
            <text:p>2.53374867221889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float" office:value="-7.11270139143104" calcext:value-type="float">
            <text:p>-7.11270139143104</text:p>
          </table:table-cell>
          <table:table-cell office:value-type="float" office:value="-11.4282274217447" calcext:value-type="float">
            <text:p>-11.4282274217447</text:p>
          </table:table-cell>
          <table:table-cell office:value-type="float" office:value="-6.50899399200763" calcext:value-type="float">
            <text:p>-6.50899399200763</text:p>
          </table:table-cell>
          <table:table-cell office:value-type="float" office:value="-10.7044109934016" calcext:value-type="float">
            <text:p>-10.7044109934016</text:p>
          </table:table-cell>
          <table:table-cell office:value-type="float" office:value="-13.4035780743261" calcext:value-type="float">
            <text:p>-13.4035780743261</text:p>
          </table:table-cell>
          <table:table-cell office:value-type="float" office:value="-6.30005391553112" calcext:value-type="float">
            <text:p>-6.30005391553112</text:p>
          </table:table-cell>
          <table:table-cell office:value-type="float" office:value="-4.73001130243291" calcext:value-type="float">
            <text:p>-4.73001130243291</text:p>
          </table:table-cell>
          <table:table-cell office:value-type="float" office:value="-6.40841208792279" calcext:value-type="float">
            <text:p>-6.40841208792279</text:p>
          </table:table-cell>
          <table:table-cell office:value-type="float" office:value="-5.62994670523762" calcext:value-type="float">
            <text:p>-5.62994670523762</text:p>
          </table:table-cell>
          <table:table-cell office:value-type="float" office:value="-2.56343747864458" calcext:value-type="float">
            <text:p>-2.56343747864458</text:p>
          </table:table-cell>
          <table:table-cell office:value-type="float" office:value="-7.478977336268" calcext:value-type="float">
            <text:p>-7.478977336268</text:p>
          </table:table-cell>
          <table:table-cell office:value-type="float" office:value="3.33083488332869" calcext:value-type="float">
            <text:p>3.33083488332869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float" office:value="-5.03087398263913" calcext:value-type="float">
            <text:p>-5.03087398263913</text:p>
          </table:table-cell>
          <table:table-cell office:value-type="float" office:value="-11.4019946774543" calcext:value-type="float">
            <text:p>-11.4019946774543</text:p>
          </table:table-cell>
          <table:table-cell office:value-type="float" office:value="-7.96649075379468" calcext:value-type="float">
            <text:p>-7.96649075379468</text:p>
          </table:table-cell>
          <table:table-cell office:value-type="float" office:value="-5.5869726702447" calcext:value-type="float">
            <text:p>-5.5869726702447</text:p>
          </table:table-cell>
          <table:table-cell office:value-type="float" office:value="-8.93499598381325" calcext:value-type="float">
            <text:p>-8.93499598381325</text:p>
          </table:table-cell>
          <table:table-cell office:value-type="float" office:value="-14.5782584858847" calcext:value-type="float">
            <text:p>-14.5782584858847</text:p>
          </table:table-cell>
          <table:table-cell office:value-type="float" office:value="-14.808116045844" calcext:value-type="float">
            <text:p>-14.808116045844</text:p>
          </table:table-cell>
          <table:table-cell office:value-type="float" office:value="-6.82122452934342" calcext:value-type="float">
            <text:p>-6.82122452934342</text:p>
          </table:table-cell>
          <table:table-cell office:value-type="float" office:value="-7.31287994856347" calcext:value-type="float">
            <text:p>-7.31287994856347</text:p>
          </table:table-cell>
          <table:table-cell office:value-type="float" office:value="-3.77440968850926" calcext:value-type="float">
            <text:p>-3.77440968850926</text:p>
          </table:table-cell>
          <table:table-cell office:value-type="float" office:value="-8.62162167660909" calcext:value-type="float">
            <text:p>-8.62162167660909</text:p>
          </table:table-cell>
          <table:table-cell office:value-type="float" office:value="3.8378867320764" calcext:value-type="float">
            <text:p>3.8378867320764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float" office:value="-15.0699005390118" calcext:value-type="float">
            <text:p>-15.0699005390118</text:p>
          </table:table-cell>
          <table:table-cell office:value-type="float" office:value="-4.65935966602286" calcext:value-type="float">
            <text:p>-4.65935966602286</text:p>
          </table:table-cell>
          <table:table-cell office:value-type="float" office:value="-10.9903008287515" calcext:value-type="float">
            <text:p>-10.9903008287515</text:p>
          </table:table-cell>
          <table:table-cell office:value-type="float" office:value="-1.8872507546241" calcext:value-type="float">
            <text:p>-1.8872507546241</text:p>
          </table:table-cell>
          <table:table-cell office:value-type="float" office:value="-2.84571202080212" calcext:value-type="float">
            <text:p>-2.84571202080212</text:p>
          </table:table-cell>
          <table:table-cell office:value-type="float" office:value="-13.4877243950242" calcext:value-type="float">
            <text:p>-13.4877243950242</text:p>
          </table:table-cell>
          <table:table-cell office:value-type="float" office:value="-8.71786472638229" calcext:value-type="float">
            <text:p>-8.71786472638229</text:p>
          </table:table-cell>
          <table:table-cell office:value-type="float" office:value="-3.14529044023199" calcext:value-type="float">
            <text:p>-3.14529044023199</text:p>
          </table:table-cell>
          <table:table-cell office:value-type="float" office:value="-16.2753658283823" calcext:value-type="float">
            <text:p>-16.2753658283823</text:p>
          </table:table-cell>
          <table:table-cell office:value-type="float" office:value="-17.1422978517788" calcext:value-type="float">
            <text:p>-17.1422978517788</text:p>
          </table:table-cell>
          <table:table-cell office:value-type="float" office:value="-9.42210670510118" calcext:value-type="float">
            <text:p>-9.42210670510118</text:p>
          </table:table-cell>
          <table:table-cell office:value-type="float" office:value="5.96336712247164" calcext:value-type="float">
            <text:p>5.96336712247164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float" office:value="-9.57698622752802" calcext:value-type="float">
            <text:p>-9.57698622752802</text:p>
          </table:table-cell>
          <table:table-cell office:value-type="float" office:value="-1.03807585230048" calcext:value-type="float">
            <text:p>-1.03807585230048</text:p>
          </table:table-cell>
          <table:table-cell office:value-type="float" office:value="-5.21280678160894" calcext:value-type="float">
            <text:p>-5.21280678160894</text:p>
          </table:table-cell>
          <table:table-cell office:value-type="float" office:value="-8.51385848906974" calcext:value-type="float">
            <text:p>-8.51385848906974</text:p>
          </table:table-cell>
          <table:table-cell office:value-type="float" office:value="-16.6210836794278" calcext:value-type="float">
            <text:p>-16.6210836794278</text:p>
          </table:table-cell>
          <table:table-cell office:value-type="float" office:value="-16.9266845490854" calcext:value-type="float">
            <text:p>-16.9266845490854</text:p>
          </table:table-cell>
          <table:table-cell office:value-type="float" office:value="-13.2955942470858" calcext:value-type="float">
            <text:p>-13.2955942470858</text:p>
          </table:table-cell>
          <table:table-cell office:value-type="float" office:value="-15.975561583757" calcext:value-type="float">
            <text:p>-15.975561583757</text:p>
          </table:table-cell>
          <table:table-cell office:value-type="float" office:value="-9.00779796618335" calcext:value-type="float">
            <text:p>-9.00779796618335</text:p>
          </table:table-cell>
          <table:table-cell office:value-type="float" office:value="-12.1344028830869" calcext:value-type="float">
            <text:p>-12.1344028830869</text:p>
          </table:table-cell>
          <table:table-cell office:value-type="float" office:value="-10.8302852259134" calcext:value-type="float">
            <text:p>-10.8302852259134</text:p>
          </table:table-cell>
          <table:table-cell office:value-type="float" office:value="5.19244377465201" calcext:value-type="float">
            <text:p>5.19244377465201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float" office:value="-12.4664151763717" calcext:value-type="float">
            <text:p>-12.4664151763717</text:p>
          </table:table-cell>
          <table:table-cell office:value-type="float" office:value="-18.0654786301083" calcext:value-type="float">
            <text:p>-18.0654786301083</text:p>
          </table:table-cell>
          <table:table-cell office:value-type="float" office:value="-12.899262049923" calcext:value-type="float">
            <text:p>-12.899262049923</text:p>
          </table:table-cell>
          <table:table-cell office:value-type="float" office:value="-16.3505665079586" calcext:value-type="float">
            <text:p>-16.3505665079586</text:p>
          </table:table-cell>
          <table:table-cell office:value-type="float" office:value="-9.12493892220422" calcext:value-type="float">
            <text:p>-9.12493892220422</text:p>
          </table:table-cell>
          <table:table-cell office:value-type="float" office:value="-8.20630316772347" calcext:value-type="float">
            <text:p>-8.20630316772347</text:p>
          </table:table-cell>
          <table:table-cell office:value-type="float" office:value="-14.3053247333333" calcext:value-type="float">
            <text:p>-14.3053247333333</text:p>
          </table:table-cell>
          <table:table-cell office:value-type="float" office:value="-2.58246559888675" calcext:value-type="float">
            <text:p>-2.58246559888675</text:p>
          </table:table-cell>
          <table:table-cell office:value-type="float" office:value="-16.4276100579176" calcext:value-type="float">
            <text:p>-16.4276100579176</text:p>
          </table:table-cell>
          <table:table-cell office:value-type="float" office:value="-15.506525690657" calcext:value-type="float">
            <text:p>-15.506525690657</text:p>
          </table:table-cell>
          <table:table-cell office:value-type="float" office:value="-12.5934890535084" calcext:value-type="float">
            <text:p>-12.5934890535084</text:p>
          </table:table-cell>
          <table:table-cell office:value-type="float" office:value="4.73501641625773" calcext:value-type="float">
            <text:p>4.73501641625773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float" office:value="-16.9066492118166" calcext:value-type="float">
            <text:p>-16.9066492118166</text:p>
          </table:table-cell>
          <table:table-cell office:value-type="float" office:value="-16.3543032132875" calcext:value-type="float">
            <text:p>-16.3543032132875</text:p>
          </table:table-cell>
          <table:table-cell office:value-type="float" office:value="-18.7303261849317" calcext:value-type="float">
            <text:p>-18.7303261849317</text:p>
          </table:table-cell>
          <table:table-cell office:value-type="float" office:value="-12.2701753599795" calcext:value-type="float">
            <text:p>-12.2701753599795</text:p>
          </table:table-cell>
          <table:table-cell office:value-type="float" office:value="-16.0035588835864" calcext:value-type="float">
            <text:p>-16.0035588835864</text:p>
          </table:table-cell>
          <table:table-cell office:value-type="float" office:value="-6.11308860352708" calcext:value-type="float">
            <text:p>-6.11308860352708</text:p>
          </table:table-cell>
          <table:table-cell office:value-type="float" office:value="-9.62148674068616" calcext:value-type="float">
            <text:p>-9.62148674068616</text:p>
          </table:table-cell>
          <table:table-cell office:value-type="float" office:value="-19.2277746287626" calcext:value-type="float">
            <text:p>-19.2277746287626</text:p>
          </table:table-cell>
          <table:table-cell office:value-type="float" office:value="-14.3017767424107" calcext:value-type="float">
            <text:p>-14.3017767424107</text:p>
          </table:table-cell>
          <table:table-cell office:value-type="float" office:value="-10.7630626381343" calcext:value-type="float">
            <text:p>-10.7630626381343</text:p>
          </table:table-cell>
          <table:table-cell office:value-type="float" office:value="-14.0292202207122" calcext:value-type="float">
            <text:p>-14.0292202207122</text:p>
          </table:table-cell>
          <table:table-cell office:value-type="float" office:value="4.25099403202191" calcext:value-type="float">
            <text:p>4.25099403202191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float" office:value="-14.3647620742416" calcext:value-type="float">
            <text:p>-14.3647620742416</text:p>
          </table:table-cell>
          <table:table-cell office:value-type="float" office:value="-14.894149752996" calcext:value-type="float">
            <text:p>-14.894149752996</text:p>
          </table:table-cell>
          <table:table-cell office:value-type="float" office:value="-6.98422658516295" calcext:value-type="float">
            <text:p>-6.98422658516295</text:p>
          </table:table-cell>
          <table:table-cell office:value-type="float" office:value="-18.7256567440459" calcext:value-type="float">
            <text:p>-18.7256567440459</text:p>
          </table:table-cell>
          <table:table-cell office:value-type="float" office:value="-7.78437773611109" calcext:value-type="float">
            <text:p>-7.78437773611109</text:p>
          </table:table-cell>
          <table:table-cell office:value-type="float" office:value="-8.47538226952876" calcext:value-type="float">
            <text:p>-8.47538226952876</text:p>
          </table:table-cell>
          <table:table-cell office:value-type="float" office:value="-7.73995759535082" calcext:value-type="float">
            <text:p>-7.73995759535082</text:p>
          </table:table-cell>
          <table:table-cell office:value-type="float" office:value="-16.9096172556142" calcext:value-type="float">
            <text:p>-16.9096172556142</text:p>
          </table:table-cell>
          <table:table-cell office:value-type="float" office:value="-12.839886510266" calcext:value-type="float">
            <text:p>-12.839886510266</text:p>
          </table:table-cell>
          <table:table-cell office:value-type="float" office:value="-13.4187703098458" calcext:value-type="float">
            <text:p>-13.4187703098458</text:p>
          </table:table-cell>
          <table:table-cell office:value-type="float" office:value="-12.2136786833163" calcext:value-type="float">
            <text:p>-12.2136786833163</text:p>
          </table:table-cell>
          <table:table-cell office:value-type="float" office:value="4.20408638373594" calcext:value-type="float">
            <text:p>4.20408638373594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float" office:value="-18.7815426257515" calcext:value-type="float">
            <text:p>-18.7815426257515</text:p>
          </table:table-cell>
          <table:table-cell office:value-type="float" office:value="-24.2153176197881" calcext:value-type="float">
            <text:p>-24.2153176197881</text:p>
          </table:table-cell>
          <table:table-cell office:value-type="float" office:value="-12.4431403773497" calcext:value-type="float">
            <text:p>-12.4431403773497</text:p>
          </table:table-cell>
          <table:table-cell office:value-type="float" office:value="-19.2563885666763" calcext:value-type="float">
            <text:p>-19.2563885666763</text:p>
          </table:table-cell>
          <table:table-cell office:value-type="float" office:value="-19.2391250998064" calcext:value-type="float">
            <text:p>-19.2391250998064</text:p>
          </table:table-cell>
          <table:table-cell office:value-type="float" office:value="-10.7931008259988" calcext:value-type="float">
            <text:p>-10.7931008259988</text:p>
          </table:table-cell>
          <table:table-cell office:value-type="float" office:value="-17.2081971320854" calcext:value-type="float">
            <text:p>-17.2081971320854</text:p>
          </table:table-cell>
          <table:table-cell office:value-type="float" office:value="-18.0262332312104" calcext:value-type="float">
            <text:p>-18.0262332312104</text:p>
          </table:table-cell>
          <table:table-cell office:value-type="float" office:value="-10.7373020278465" calcext:value-type="float">
            <text:p>-10.7373020278465</text:p>
          </table:table-cell>
          <table:table-cell office:value-type="float" office:value="-14.4608346353318" calcext:value-type="float">
            <text:p>-14.4608346353318</text:p>
          </table:table-cell>
          <table:table-cell office:value-type="float" office:value="-16.5161182141845" calcext:value-type="float">
            <text:p>-16.5161182141845</text:p>
          </table:table-cell>
          <table:table-cell office:value-type="float" office:value="4.33402650274825" calcext:value-type="float">
            <text:p>4.33402650274825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float" office:value="-19.3777388251905" calcext:value-type="float">
            <text:p>-19.3777388251905</text:p>
          </table:table-cell>
          <table:table-cell office:value-type="float" office:value="-16.5615288755927" calcext:value-type="float">
            <text:p>-16.5615288755927</text:p>
          </table:table-cell>
          <table:table-cell office:value-type="float" office:value="-16.000324307484" calcext:value-type="float">
            <text:p>-16.000324307484</text:p>
          </table:table-cell>
          <table:table-cell office:value-type="float" office:value="-21.9059327949859" calcext:value-type="float">
            <text:p>-21.9059327949859</text:p>
          </table:table-cell>
          <table:table-cell office:value-type="float" office:value="-16.6773230307121" calcext:value-type="float">
            <text:p>-16.6773230307121</text:p>
          </table:table-cell>
          <table:table-cell office:value-type="float" office:value="-17.4106441473457" calcext:value-type="float">
            <text:p>-17.4106441473457</text:p>
          </table:table-cell>
          <table:table-cell office:value-type="float" office:value="-16.051024662731" calcext:value-type="float">
            <text:p>-16.051024662731</text:p>
          </table:table-cell>
          <table:table-cell office:value-type="float" office:value="-16.7019626755954" calcext:value-type="float">
            <text:p>-16.7019626755954</text:p>
          </table:table-cell>
          <table:table-cell office:value-type="float" office:value="-19.3895681114149" calcext:value-type="float">
            <text:p>-19.3895681114149</text:p>
          </table:table-cell>
          <table:table-cell office:value-type="float" office:value="-13.7119758507029" calcext:value-type="float">
            <text:p>-13.7119758507029</text:p>
          </table:table-cell>
          <table:table-cell office:value-type="float" office:value="-17.3788023281755" calcext:value-type="float">
            <text:p>-17.3788023281755</text:p>
          </table:table-cell>
          <table:table-cell office:value-type="float" office:value="2.29157352377416" calcext:value-type="float">
            <text:p>2.29157352377416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float" office:value="-23.6764960204085" calcext:value-type="float">
            <text:p>-23.6764960204085</text:p>
          </table:table-cell>
          <table:table-cell office:value-type="float" office:value="-19.563011476638" calcext:value-type="float">
            <text:p>-19.563011476638</text:p>
          </table:table-cell>
          <table:table-cell office:value-type="float" office:value="-15.3679219622938" calcext:value-type="float">
            <text:p>-15.3679219622938</text:p>
          </table:table-cell>
          <table:table-cell office:value-type="float" office:value="-25.3508626108009" calcext:value-type="float">
            <text:p>-25.3508626108009</text:p>
          </table:table-cell>
          <table:table-cell office:value-type="float" office:value="-20.3410451181272" calcext:value-type="float">
            <text:p>-20.3410451181272</text:p>
          </table:table-cell>
          <table:table-cell office:value-type="float" office:value="-7.7232635411589" calcext:value-type="float">
            <text:p>-7.7232635411589</text:p>
          </table:table-cell>
          <table:table-cell office:value-type="float" office:value="-8.74567016984473" calcext:value-type="float">
            <text:p>-8.74567016984473</text:p>
          </table:table-cell>
          <table:table-cell office:value-type="float" office:value="-14.4372778488664" calcext:value-type="float">
            <text:p>-14.4372778488664</text:p>
          </table:table-cell>
          <table:table-cell office:value-type="float" office:value="-20.8331177569894" calcext:value-type="float">
            <text:p>-20.8331177569894</text:p>
          </table:table-cell>
          <table:table-cell office:value-type="float" office:value="-14.7912290918885" calcext:value-type="float">
            <text:p>-14.7912290918885</text:p>
          </table:table-cell>
          <table:table-cell office:value-type="float" office:value="-17.0829895597016" calcext:value-type="float">
            <text:p>-17.0829895597016</text:p>
          </table:table-cell>
          <table:table-cell office:value-type="float" office:value="5.91579549995764" calcext:value-type="float">
            <text:p>5.91579549995764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float" office:value="-23.3813468303338" calcext:value-type="float">
            <text:p>-23.3813468303338</text:p>
          </table:table-cell>
          <table:table-cell office:value-type="float" office:value="-20.2325240129564" calcext:value-type="float">
            <text:p>-20.2325240129564</text:p>
          </table:table-cell>
          <table:table-cell office:value-type="float" office:value="-22.330518922778" calcext:value-type="float">
            <text:p>-22.330518922778</text:p>
          </table:table-cell>
          <table:table-cell office:value-type="float" office:value="-28.7728850638782" calcext:value-type="float">
            <text:p>-28.7728850638782</text:p>
          </table:table-cell>
          <table:table-cell office:value-type="float" office:value="-16.7508509599181" calcext:value-type="float">
            <text:p>-16.7508509599181</text:p>
          </table:table-cell>
          <table:table-cell office:value-type="float" office:value="-19.2260923542591" calcext:value-type="float">
            <text:p>-19.2260923542591</text:p>
          </table:table-cell>
          <table:table-cell office:value-type="float" office:value="-11.430413153689" calcext:value-type="float">
            <text:p>-11.430413153689</text:p>
          </table:table-cell>
          <table:table-cell office:value-type="float" office:value="-15.2071331685726" calcext:value-type="float">
            <text:p>-15.2071331685726</text:p>
          </table:table-cell>
          <table:table-cell office:value-type="float" office:value="-19.2260923542591" calcext:value-type="float">
            <text:p>-19.2260923542591</text:p>
          </table:table-cell>
          <table:table-cell office:value-type="float" office:value="-27.8892417121612" calcext:value-type="float">
            <text:p>-27.8892417121612</text:p>
          </table:table-cell>
          <table:table-cell office:value-type="float" office:value="-20.4447098532806" calcext:value-type="float">
            <text:p>-20.4447098532806</text:p>
          </table:table-cell>
          <table:table-cell office:value-type="float" office:value="5.39865309958687" calcext:value-type="float">
            <text:p>5.39865309958687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float" office:value="-9.9163713191166" calcext:value-type="float">
            <text:p>-9.9163713191166</text:p>
          </table:table-cell>
          <table:table-cell office:value-type="float" office:value="-17.4717671966289" calcext:value-type="float">
            <text:p>-17.4717671966289</text:p>
          </table:table-cell>
          <table:table-cell office:value-type="float" office:value="-23.4985384808779" calcext:value-type="float">
            <text:p>-23.4985384808779</text:p>
          </table:table-cell>
          <table:table-cell office:value-type="float" office:value="-16.4471631224764" calcext:value-type="float">
            <text:p>-16.4471631224764</text:p>
          </table:table-cell>
          <table:table-cell office:value-type="float" office:value="-19.2864286979064" calcext:value-type="float">
            <text:p>-19.2864286979064</text:p>
          </table:table-cell>
          <table:table-cell office:value-type="float" office:value="-22.8725117945245" calcext:value-type="float">
            <text:p>-22.8725117945245</text:p>
          </table:table-cell>
          <table:table-cell office:value-type="float" office:value="-21.6472753744381" calcext:value-type="float">
            <text:p>-21.6472753744381</text:p>
          </table:table-cell>
          <table:table-cell office:value-type="float" office:value="-29.0356563041266" calcext:value-type="float">
            <text:p>-29.0356563041266</text:p>
          </table:table-cell>
          <table:table-cell office:value-type="float" office:value="-28.1768499468571" calcext:value-type="float">
            <text:p>-28.1768499468571</text:p>
          </table:table-cell>
          <table:table-cell office:value-type="float" office:value="-19.9609249920606" calcext:value-type="float">
            <text:p>-19.9609249920606</text:p>
          </table:table-cell>
          <table:table-cell office:value-type="float" office:value="-20.8313487229013" calcext:value-type="float">
            <text:p>-20.8313487229013</text:p>
          </table:table-cell>
          <table:table-cell office:value-type="float" office:value="5.63719841568096" calcext:value-type="float">
            <text:p>5.63719841568096</text:p>
          </table:table-cell>
          <table:table-cell table:number-columns-repeated="101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_per_horizon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-0.3022943379010101, -1.0480141414143551, -1.6338911576036397, -1.2912472505334671]</text:p>
          </table:table-cell>
          <table:table-cell office:value-type="string" calcext:value-type="string">
            <text:p>[-0.5897238843346919, -0.08444307844153176, -0.21666822197194957, -0.7984737886761906]</text:p>
          </table:table-cell>
          <table:table-cell office:value-type="string" calcext:value-type="string">
            <text:p>[-0.03950052193237852, -0.09671571218654584, -0.4150134696848218, -0.5636884301942091]</text:p>
          </table:table-cell>
          <table:table-cell office:value-type="string" calcext:value-type="string">
            <text:p>[-3.263026666567126, -1.738171188990445, -2.3505373191745393, -2.852699118182711]</text:p>
          </table:table-cell>
          <table:table-cell office:value-type="string" calcext:value-type="string">
            <text:p>[-0.038527549828626384, -0.11581278200829548, 0.18785106962319054, 0.08767552379674859]</text:p>
          </table:table-cell>
          <table:table-cell office:value-type="string" calcext:value-type="string">
            <text:p>[-6.057494858633494, -0.564086697386923, -0.4023924365787357, -0.22880712326656116]</text:p>
          </table:table-cell>
          <table:table-cell office:value-type="string" calcext:value-type="string">
            <text:p>[-0.03950052193237852, -0.09671571218654584, -0.4150134696848218, -0.5636884301942091]</text:p>
          </table:table-cell>
          <table:table-cell office:value-type="string" calcext:value-type="string">
            <text:p>[-0.658836254574946, -0.4956852089245123, -1.0364777600058384, -0.580157813906701]</text:p>
          </table:table-cell>
          <table:table-cell table:number-columns-repeated="2" office:value-type="string" calcext:value-type="string">
            <text:p>[-1.2247423094842391, -0.3132647820937251, -0.4318109894542843, -0.8698218627827492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-13.736556567467062, -1.568415450287497, -1.2830573587490068, -1.2498075993929048]</text:p>
          </table:table-cell>
          <table:table-cell office:value-type="string" calcext:value-type="string">
            <text:p>[-0.24593104400147947, -0.2638454596514128, -0.8160914951528486, -0.7347829186040267]</text:p>
          </table:table-cell>
          <table:table-cell office:value-type="string" calcext:value-type="string">
            <text:p>[-7.617830902095246, -2.136090926006484, -2.649499017054535, -3.417239394676641]</text:p>
          </table:table-cell>
          <table:table-cell office:value-type="string" calcext:value-type="string">
            <text:p>[-1.0926873278083171, -0.9600249939843319, -1.3401030551779325, -0.8086909953371357]</text:p>
          </table:table-cell>
          <table:table-cell office:value-type="string" calcext:value-type="string">
            <text:p>[-16.425854574156197, -1.468358703535122, -1.7716698720851465, -1.6200116190875802]</text:p>
          </table:table-cell>
          <table:table-cell office:value-type="string" calcext:value-type="string">
            <text:p>[-1.7344993484069926, -1.916034295922464, -2.188465985906385, -2.7738027448136915]</text:p>
          </table:table-cell>
          <table:table-cell office:value-type="string" calcext:value-type="string">
            <text:p>[0.021555239586390496, -0.3280661539017071, -0.6417923343201792, -0.4185786676021319]</text:p>
          </table:table-cell>
          <table:table-cell office:value-type="string" calcext:value-type="string">
            <text:p>[-0.038527549828626384, -0.11581278200829548, 0.18785106962319054, 0.08767552379674859]</text:p>
          </table:table-cell>
          <table:table-cell office:value-type="string" calcext:value-type="string">
            <text:p>[-15.234818329687872, -3.2940109681582674, -3.1307699320061166, -3.0541333292534834]</text:p>
          </table:table-cell>
          <table:table-cell office:value-type="string" calcext:value-type="string">
            <text:p>[-0.658836254574946, -0.4956852089245123, -1.0364777600058384, -0.580157813906701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-0.6794741147291727, -0.7343681896814669, -2.0176741799881714, -1.6638146395178577]</text:p>
          </table:table-cell>
          <table:table-cell office:value-type="string" calcext:value-type="string">
            <text:p>[-0.8534402119763973, -1.6535436894566713, -1.655982850149429, -1.7470304277249271]</text:p>
          </table:table-cell>
          <table:table-cell office:value-type="string" calcext:value-type="string">
            <text:p>[-0.7837807202731195, -2.344430711419898, -3.941870292335037, -3.723530052242041]</text:p>
          </table:table-cell>
          <table:table-cell office:value-type="string" calcext:value-type="string">
            <text:p>[-6.986419385984433, -1.1122498199703568, -1.4546546242936609, -0.8408883830934188]</text:p>
          </table:table-cell>
          <table:table-cell office:value-type="string" calcext:value-type="string">
            <text:p>[-5.807675388922462, -1.7986965451344261, -3.1151658143362404, -3.2296365610135824]</text:p>
          </table:table-cell>
          <table:table-cell office:value-type="string" calcext:value-type="string">
            <text:p>[-0.31407750401781787, -0.9048556763906701, -0.8685601330881587, -0.5609531420028624]</text:p>
          </table:table-cell>
          <table:table-cell office:value-type="string" calcext:value-type="string">
            <text:p>[-7.205213985822079, -0.7631805860885743, -0.9871281614388439, -1.519239039049447]</text:p>
          </table:table-cell>
          <table:table-cell office:value-type="string" calcext:value-type="string">
            <text:p>[-16.686856651181504, -0.6458364061066924, -0.5241790878612207, -0.4020432793457207]</text:p>
          </table:table-cell>
          <table:table-cell office:value-type="string" calcext:value-type="string">
            <text:p>[-3.1370015485090885, -1.1684805568190404, -1.4479645732855317, -1.4441655205300608]</text:p>
          </table:table-cell>
          <table:table-cell office:value-type="string" calcext:value-type="string">
            <text:p>[-8.838821381723939, -0.8107362132786511, -1.0404462786299806, -1.5091733214953607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-26.61282254910762, -2.9302715520235223, -2.5736908169801787, -2.316750141907886]</text:p>
          </table:table-cell>
          <table:table-cell office:value-type="string" calcext:value-type="string">
            <text:p>[-9.081199065378144, -2.2862448162626503, -3.0116150250788953, -2.7343546137289065]</text:p>
          </table:table-cell>
          <table:table-cell office:value-type="string" calcext:value-type="string">
            <text:p>[-21.725831871809874, -2.9164501720626124, -2.0116381987944854, -2.0677357744330216]</text:p>
          </table:table-cell>
          <table:table-cell office:value-type="string" calcext:value-type="string">
            <text:p>[-2.2205805394883926, -1.209689245438006, -2.2338046817591772, -2.2204758992780516]</text:p>
          </table:table-cell>
          <table:table-cell office:value-type="string" calcext:value-type="string">
            <text:p>[-0.36630588774699824, -0.33604942800458115, -1.2882472859923277, -1.2033025229114758]</text:p>
          </table:table-cell>
          <table:table-cell office:value-type="string" calcext:value-type="string">
            <text:p>[-8.544092496608723, -1.4532617835492756, -0.5089945908141713, -0.7060482685439684]</text:p>
          </table:table-cell>
          <table:table-cell office:value-type="string" calcext:value-type="string">
            <text:p>[-2.4040521064501608, -1.1833437211683728, -2.221685654756911, -1.9621366265651696]</text:p>
          </table:table-cell>
          <table:table-cell office:value-type="string" calcext:value-type="string">
            <text:p>[-0.7594931057512744, -0.6849070772493526, -2.0275154190923406, -1.825503649046012]</text:p>
          </table:table-cell>
          <table:table-cell office:value-type="string" calcext:value-type="string">
            <text:p>[-7.458662516264303, -2.5955094377871912, -3.203231505707449, -3.7159199832783596]</text:p>
          </table:table-cell>
          <table:table-cell office:value-type="string" calcext:value-type="string">
            <text:p>[-2.301462663996312, -2.9879808860235224, -4.379712813142911, -5.277389521279674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-19.034179815657026, -2.040256256518247, -2.804712397842546, -4.571657095706327]</text:p>
          </table:table-cell>
          <table:table-cell office:value-type="string" calcext:value-type="string">
            <text:p>[-33.83557681182321, -3.2532946131634155, -4.055276193609569, -4.568762068382437]</text:p>
          </table:table-cell>
          <table:table-cell office:value-type="string" calcext:value-type="string">
            <text:p>[-17.233922883237952, -2.9386874810644503, -3.353427207822035, -2.509938395906075]</text:p>
          </table:table-cell>
          <table:table-cell office:value-type="string" calcext:value-type="string">
            <text:p>[-35.97246708476645, -2.6334427610152034, -2.074137934007947, -2.1375961938168375]</text:p>
          </table:table-cell>
          <table:table-cell office:value-type="string" calcext:value-type="string">
            <text:p>[-38.99938802621465, -5.178118495973116, -4.442767703164807, -4.9940380719516675]</text:p>
          </table:table-cell>
          <table:table-cell office:value-type="string" calcext:value-type="string">
            <text:p>[-7.11565229818798, -3.715197898280387, -7.010082656176242, -7.359282809479861]</text:p>
          </table:table-cell>
          <table:table-cell office:value-type="string" calcext:value-type="string">
            <text:p>[-9.071632254522722, -3.1683471044859024, -3.1212115264721563, -3.558854324250871]</text:p>
          </table:table-cell>
          <table:table-cell office:value-type="string" calcext:value-type="string">
            <text:p>[-16.017346845623614, -2.7481565403760344, -3.4710861333270504, -3.3970588323644524]</text:p>
          </table:table-cell>
          <table:table-cell office:value-type="string" calcext:value-type="string">
            <text:p>[-17.294407064655747, -1.97941310880958, -1.6835903259601714, -1.5623763215249609]</text:p>
          </table:table-cell>
          <table:table-cell office:value-type="string" calcext:value-type="string">
            <text:p>[-3.847492069247238, -1.32142024132742, -1.8853480536675127, -3.199489550336132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-16.944971737759197, -0.7188593561377798, -0.8456234586288192, -1.6140413780307172]</text:p>
          </table:table-cell>
          <table:table-cell office:value-type="string" calcext:value-type="string">
            <text:p>[-27.089852103312893, -5.777583584482526, -6.4800914009921495, -6.260451621029439]</text:p>
          </table:table-cell>
          <table:table-cell office:value-type="string" calcext:value-type="string">
            <text:p>[-20.925058890017077, -3.6703620516507884, -3.34575112435076, -3.924790949160095]</text:p>
          </table:table-cell>
          <table:table-cell office:value-type="string" calcext:value-type="string">
            <text:p>[-16.195108259838964, -1.840267623359848, -1.8530888501357534, -2.4594259476442337]</text:p>
          </table:table-cell>
          <table:table-cell office:value-type="string" calcext:value-type="string">
            <text:p>[-20.463985495613745, -3.955628775919151, -5.752054144384688, -5.5683155193354095]</text:p>
          </table:table-cell>
          <table:table-cell office:value-type="string" calcext:value-type="string">
            <text:p>[-42.08249443757799, -3.9738656431470343, -6.008491541883076, -6.248182320930784]</text:p>
          </table:table-cell>
          <table:table-cell office:value-type="string" calcext:value-type="string">
            <text:p>[-43.76691792336973, -4.378277819705789, -5.333517074285421, -5.753751366015125]</text:p>
          </table:table-cell>
          <table:table-cell office:value-type="string" calcext:value-type="string">
            <text:p>[-18.80337774495, -2.216088035010899, -2.665557124354989, -3.5998752130578016]</text:p>
          </table:table-cell>
          <table:table-cell office:value-type="string" calcext:value-type="string">
            <text:p>[-18.90003736569923, -2.9830220489582837, -3.4130255184925185, -3.955434861103857]</text:p>
          </table:table-cell>
          <table:table-cell office:value-type="string" calcext:value-type="string">
            <text:p>[-7.302298764456228, -2.9437062757134536, -2.888633990711198, -1.9629997231561669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-42.58111339073596, -6.2848244225262695, -5.907667781271142, -5.505996561513693]</text:p>
          </table:table-cell>
          <table:table-cell office:value-type="string" calcext:value-type="string">
            <text:p>[-9.717994952541197, -2.583715748299964, -3.1733507593613153, -3.162377203888944]</text:p>
          </table:table-cell>
          <table:table-cell office:value-type="string" calcext:value-type="string">
            <text:p>[-40.00638674711743, -1.6263356111953842, -0.9450595010772833, -1.3834214556159408]</text:p>
          </table:table-cell>
          <table:table-cell office:value-type="string" calcext:value-type="string">
            <text:p>[-2.145621282479726, -1.4937653876984092, -2.128371948239849, -1.7812444000784078]</text:p>
          </table:table-cell>
          <table:table-cell office:value-type="string" calcext:value-type="string">
            <text:p>[-8.613682012629864, -0.914831763199575, -0.7548722131955676, -1.0994620941834565]</text:p>
          </table:table-cell>
          <table:table-cell office:value-type="string" calcext:value-type="string">
            <text:p>[-40.78809076276537, -5.429302358880284, -3.8435466942827734, -3.8899577641682503]</text:p>
          </table:table-cell>
          <table:table-cell office:value-type="string" calcext:value-type="string">
            <text:p>[-21.444129052997617, -3.6853099740857376, -4.674389790426781, -5.067630088019026]</text:p>
          </table:table-cell>
          <table:table-cell office:value-type="string" calcext:value-type="string">
            <text:p>[-7.4408856927342, -1.4014025251306572, -1.5051039149263312, -2.2337696281367725]</text:p>
          </table:table-cell>
          <table:table-cell office:value-type="string" calcext:value-type="string">
            <text:p>[-43.59237743000492, -6.3455077214404465, -7.731201191488113, -7.432376970595578]</text:p>
          </table:table-cell>
          <table:table-cell office:value-type="string" calcext:value-type="string">
            <text:p>[-46.757540963550866, -6.961262440799576, -7.424657150912872, -7.425730851851786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-18.34499696031655, -4.091123691153764, -6.718847757986279, -9.152976500655473]</text:p>
          </table:table-cell>
          <table:table-cell office:value-type="string" calcext:value-type="string">
            <text:p>[-2.0075761042089635, -0.5314168568315791, -0.9059521216371103, -0.7073583265242656]</text:p>
          </table:table-cell>
          <table:table-cell office:value-type="string" calcext:value-type="string">
            <text:p>[-13.100355975337719, -2.1527248483504957, -2.468726588644299, -3.1294197141032543]</text:p>
          </table:table-cell>
          <table:table-cell office:value-type="string" calcext:value-type="string">
            <text:p>[-18.222735962481163, -3.35143606623054, -5.814333743270406, -6.666928184296861]</text:p>
          </table:table-cell>
          <table:table-cell office:value-type="string" calcext:value-type="string">
            <text:p>[-55.850672945764046, -3.827704036929158, -3.5514753545265787, -3.254482380491397]</text:p>
          </table:table-cell>
          <table:table-cell office:value-type="string" calcext:value-type="string">
            <text:p>[-47.06717479211875, -6.879798219525579, -7.0754131135756015, -6.684352071121635]</text:p>
          </table:table-cell>
          <table:table-cell office:value-type="string" calcext:value-type="string">
            <text:p>[-39.37020700500757, -4.222799328154259, -4.779328286053364, -4.81004236912812]</text:p>
          </table:table-cell>
          <table:table-cell office:value-type="string" calcext:value-type="string">
            <text:p>[-40.659443502204205, -7.458478627632115, -7.859885182805826, -7.924439022385976]</text:p>
          </table:table-cell>
          <table:table-cell office:value-type="string" calcext:value-type="string">
            <text:p>[-22.246460992923957, -3.7384285424585384, -4.790529683631295, -5.255772645719614]</text:p>
          </table:table-cell>
          <table:table-cell office:value-type="string" calcext:value-type="string">
            <text:p>[-40.76496106004412, -2.8772228880040274, -2.2143300530524934, -2.6810975312468566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-32.91437377895679, -4.940350160831808, -6.030277193392997, -5.980659572305336]</text:p>
          </table:table-cell>
          <table:table-cell office:value-type="string" calcext:value-type="string">
            <text:p>[-48.79719751629887, -7.853620863815114, -8.193217550771514, -7.417878589547766]</text:p>
          </table:table-cell>
          <table:table-cell office:value-type="string" calcext:value-type="string">
            <text:p>[-39.74651538408669, -3.542788539752806, -4.185583457890463, -4.12216081796184]</text:p>
          </table:table-cell>
          <table:table-cell office:value-type="string" calcext:value-type="string">
            <text:p>[-49.73092269670665, -4.426540848062621, -5.2533985691014085, -5.991403917963778]</text:p>
          </table:table-cell>
          <table:table-cell office:value-type="string" calcext:value-type="string">
            <text:p>[-15.867059268903748, -5.709386642408387, -7.867655850626631, -7.055653926878125]</text:p>
          </table:table-cell>
          <table:table-cell office:value-type="string" calcext:value-type="string">
            <text:p>[-24.15601299085872, -2.562230302549273, -3.0669365561663886, -3.0400328213194827]</text:p>
          </table:table-cell>
          <table:table-cell office:value-type="string" calcext:value-type="string">
            <text:p>[-45.28437110056085, -4.955410701608409, -3.760009538556641, -3.221507592607198]</text:p>
          </table:table-cell>
          <table:table-cell office:value-type="string" calcext:value-type="string">
            <text:p>[-6.906847091615287, -0.8429029846711789, -0.8935912374943955, -1.6865210817661458]</text:p>
          </table:table-cell>
          <table:table-cell office:value-type="string" calcext:value-type="string">
            <text:p>[-41.61866924317474, -6.0696270452373025, -8.95068397261225, -9.07145997064589]</text:p>
          </table:table-cell>
          <table:table-cell office:value-type="string" calcext:value-type="string">
            <text:p>[-50.13972350094529, -4.488265756117404, -3.538074920956902, -3.860038584608394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-58.151445852544214, -3.8841741875221603, -2.966492645190555, -2.6244841620094883]</text:p>
          </table:table-cell>
          <table:table-cell office:value-type="string" calcext:value-type="string">
            <text:p>[-47.875588018006624, -6.126144621395402, -5.9750568730734255, -5.440423340674316]</text:p>
          </table:table-cell>
          <table:table-cell office:value-type="string" calcext:value-type="string">
            <text:p>[-55.98266069605582, -5.247908361646658, -6.767905325805068, -6.922830356219323]</text:p>
          </table:table-cell>
          <table:table-cell office:value-type="string" calcext:value-type="string">
            <text:p>[-39.38158720541771, -2.8412096484184524, -3.147674593036931, -3.710229993044867]</text:p>
          </table:table-cell>
          <table:table-cell office:value-type="string" calcext:value-type="string">
            <text:p>[-57.14998455534619, -2.6324435139557956, -1.6334620794032695, -2.598345385640255]</text:p>
          </table:table-cell>
          <table:table-cell office:value-type="string" calcext:value-type="string">
            <text:p>[-15.611649652811298, -2.504942272784949, -3.1072678651533847, -3.2284946233586798]</text:p>
          </table:table-cell>
          <table:table-cell office:value-type="string" calcext:value-type="string">
            <text:p>[-21.976049096636572, -3.758226060970915, -5.942699985384214, -6.808971819752929]</text:p>
          </table:table-cell>
          <table:table-cell office:value-type="string" calcext:value-type="string">
            <text:p>[-54.654616472125596, -7.78302800822952, -7.956206079851547, -6.51724795484363]</text:p>
          </table:table-cell>
          <table:table-cell office:value-type="string" calcext:value-type="string">
            <text:p>[-32.30480493025269, -6.861029134558372, -8.887993848004182, -9.153279056827369]</text:p>
          </table:table-cell>
          <table:table-cell office:value-type="string" calcext:value-type="string">
            <text:p>[-35.276517911863635, -3.2478131654279485, -1.9451040933504915, -2.5828153818950206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-49.836608069956576, -2.913333761397352, -2.20295157295205, -2.5061548926604837]</text:p>
          </table:table-cell>
          <table:table-cell office:value-type="string" calcext:value-type="string">
            <text:p>[-40.66738359329505, -4.80703164588574, -6.41338264680964, -7.688801125993616]</text:p>
          </table:table-cell>
          <table:table-cell office:value-type="string" calcext:value-type="string">
            <text:p>[-20.495314743269823, -1.4691123906449333, -2.5483423286962736, -3.424136878040751]</text:p>
          </table:table-cell>
          <table:table-cell office:value-type="string" calcext:value-type="string">
            <text:p>[-63.08942768282586, -4.4907265822523135, -3.4134328478493625, -3.909039863256103]</text:p>
          </table:table-cell>
          <table:table-cell office:value-type="string" calcext:value-type="string">
            <text:p>[-23.709826267252488, -2.505977455803743, -2.5731520426291787, -2.34855517875896]</text:p>
          </table:table-cell>
          <table:table-cell office:value-type="string" calcext:value-type="string">
            <text:p>[-21.04833115436213, -3.5797126287896663, -4.614055317019239, -4.659429977943996]</text:p>
          </table:table-cell>
          <table:table-cell office:value-type="string" calcext:value-type="string">
            <text:p>[-21.249467227715947, -2.363012068116821, -2.8259298299811553, -4.521421255589364]</text:p>
          </table:table-cell>
          <table:table-cell office:value-type="string" calcext:value-type="string">
            <text:p>[-45.52756615287823, -6.647107417564402, -7.288001803615707, -8.175793648398312]</text:p>
          </table:table-cell>
          <table:table-cell office:value-type="string" calcext:value-type="string">
            <text:p>[-41.77550789200411, -3.766334750434641, -2.9581654330310236, -2.8595379655941278]</text:p>
          </table:table-cell>
          <table:table-cell office:value-type="string" calcext:value-type="string">
            <text:p>[-41.79819147746176, -4.377659834383318, -3.4293052102660315, -4.069924717272166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-41.03520815010484, -7.9282335711698515, -12.159071841732727, -14.003656939998788]</text:p>
          </table:table-cell>
          <table:table-cell office:value-type="string" calcext:value-type="string">
            <text:p>[-66.4827743814177, -10.415655507679734, -10.54525888375153, -9.41758170630338]</text:p>
          </table:table-cell>
          <table:table-cell office:value-type="string" calcext:value-type="string">
            <text:p>[-32.551806105872494, -4.906141315890511, -5.858096562870907, -6.456517524764771]</text:p>
          </table:table-cell>
          <table:table-cell office:value-type="string" calcext:value-type="string">
            <text:p>[-52.77432518274034, -7.1663918896437195, -7.869545989239124, -9.2152912050818]</text:p>
          </table:table-cell>
          <table:table-cell office:value-type="string" calcext:value-type="string">
            <text:p>[-63.55612491837843, -5.491944438829344, -4.085127861011983, -3.8233031810059437]</text:p>
          </table:table-cell>
          <table:table-cell office:value-type="string" calcext:value-type="string">
            <text:p>[-24.930946986649836, -5.877960274916139, -6.593162609510328, -5.770333432918728]</text:p>
          </table:table-cell>
          <table:table-cell office:value-type="string" calcext:value-type="string">
            <text:p>[-50.36351259591911, -4.966147177229208, -5.960402262247966, -7.542726492945229]</text:p>
          </table:table-cell>
          <table:table-cell office:value-type="string" calcext:value-type="string">
            <text:p>[-56.084705185960736, -5.66539846771128, -5.668902848243507, -4.68592642292589]</text:p>
          </table:table-cell>
          <table:table-cell office:value-type="string" calcext:value-type="string">
            <text:p>[-34.924976232119654, -2.6711683225979943, -2.345385506512221, -3.0076780501560707]</text:p>
          </table:table-cell>
          <table:table-cell office:value-type="string" calcext:value-type="string">
            <text:p>[-49.53363704402809, -3.33295890288674, -2.513098426777982, -2.4636441676341825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-61.12084238788966, -4.885368489336117, -5.993423872273684, -5.511320551262622]</text:p>
          </table:table-cell>
          <table:table-cell office:value-type="string" calcext:value-type="string">
            <text:p>[-51.7082739944621, -5.538433738811732, -4.990600770814746, -4.008806998282122]</text:p>
          </table:table-cell>
          <table:table-cell office:value-type="string" calcext:value-type="string">
            <text:p>[-43.54153725315015, -4.256843168762159, -6.232828253919864, -9.970088554103773]</text:p>
          </table:table-cell>
          <table:table-cell office:value-type="string" calcext:value-type="string">
            <text:p>[-58.67819994518773, -7.097986237001197, -10.15933113457721, -11.688213863177532]</text:p>
          </table:table-cell>
          <table:table-cell office:value-type="string" calcext:value-type="string">
            <text:p>[-51.309052563852255, -5.042210418233362, -5.1546087122184225, -5.203420428544336]</text:p>
          </table:table-cell>
          <table:table-cell office:value-type="string" calcext:value-type="string">
            <text:p>[-41.0753299756345, -8.233220902945382, -9.807551632121235, -10.52647407868157]</text:p>
          </table:table-cell>
          <table:table-cell office:value-type="string" calcext:value-type="string">
            <text:p>[-38.89750602182873, -6.155046040326129, -9.204237466124532, -9.947309122644654]</text:p>
          </table:table-cell>
          <table:table-cell office:value-type="string" calcext:value-type="string">
            <text:p>[-55.43871883252216, -4.96552646284758, -3.617064341586973, -2.786541065424819]</text:p>
          </table:table-cell>
          <table:table-cell office:value-type="string" calcext:value-type="string">
            <text:p>[-28.435177189497175, -11.699279782688032, -18.113297179573664, -19.31051829390058]</text:p>
          </table:table-cell>
          <table:table-cell office:value-type="string" calcext:value-type="string">
            <text:p>[-41.714863991392924, -4.292990507728556, -4.44271245673773, -4.397336446952238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-75.02238357641029, -7.103847908290173, -6.4775533585957445, -6.102199238337991]</text:p>
          </table:table-cell>
          <table:table-cell office:value-type="string" calcext:value-type="string">
            <text:p>[-66.21971092664384, -5.445935736147867, -3.48920485590245, -3.09719438785796]</text:p>
          </table:table-cell>
          <table:table-cell office:value-type="string" calcext:value-type="string">
            <text:p>[-51.837503782148374, -4.217678269434666, -2.661286681194075, -2.7552191163982442]</text:p>
          </table:table-cell>
          <table:table-cell office:value-type="string" calcext:value-type="string">
            <text:p>[-65.8378336578411, -9.880368143082574, -12.56332155889961, -13.121927083380157]</text:p>
          </table:table-cell>
          <table:table-cell office:value-type="string" calcext:value-type="string">
            <text:p>[-63.38200152324966, -6.870477768234617, -5.869405942712169, -5.242295238312367]</text:p>
          </table:table-cell>
          <table:table-cell office:value-type="string" calcext:value-type="string">
            <text:p>[-21.900120787643672, -3.5447959547448393, -3.0683994840937867, -2.3797379381532924]</text:p>
          </table:table-cell>
          <table:table-cell office:value-type="string" calcext:value-type="string">
            <text:p>[-30.11222514752374, -1.7612333634011712, -1.2854259376573918, -1.823796230796626]</text:p>
          </table:table-cell>
          <table:table-cell office:value-type="string" calcext:value-type="string">
            <text:p>[-45.81126224543859, -4.358955657261632, -3.615136689985632, -3.9637568027796943]</text:p>
          </table:table-cell>
          <table:table-cell office:value-type="string" calcext:value-type="string">
            <text:p>[-69.90737557148069, -5.167289476635073, -4.093746363644368, -4.1640596161974575]</text:p>
          </table:table-cell>
          <table:table-cell office:value-type="string" calcext:value-type="string">
            <text:p>[-52.180033523740434, -2.966603651381683, -1.910115167700388, -2.10816402473164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-76.99737690603685, -6.740287230404163, -5.632669236874155, -4.155053948019982]</text:p>
          </table:table-cell>
          <table:table-cell office:value-type="string" calcext:value-type="string">
            <text:p>[-62.38774905426381, -2.5219301850425646, -5.666749068659072, -10.353667743859972]</text:p>
          </table:table-cell>
          <table:table-cell office:value-type="string" calcext:value-type="string">
            <text:p>[-78.23532150184376, -5.340238665744224, -3.1256200399869982, -2.620895483537211]</text:p>
          </table:table-cell>
          <table:table-cell office:value-type="string" calcext:value-type="string">
            <text:p>[-86.88496193267635, -10.644017509550574, -9.735645185040243, -7.8269156282455565]</text:p>
          </table:table-cell>
          <table:table-cell office:value-type="string" calcext:value-type="string">
            <text:p>[-54.71763926285212, -6.014485772601064, -3.685186770404636, -2.5860920338144355]</text:p>
          </table:table-cell>
          <table:table-cell office:value-type="string" calcext:value-type="string">
            <text:p>[-64.3303554000509, -5.536370897196741, -3.9478277749781077, -3.0898153448105425]</text:p>
          </table:table-cell>
          <table:table-cell office:value-type="string" calcext:value-type="string">
            <text:p>[-34.94526062190892, -3.7287045662647955, -3.7365025157483966, -3.3111849108340197]</text:p>
          </table:table-cell>
          <table:table-cell office:value-type="string" calcext:value-type="string">
            <text:p>[-47.931311595006186, -5.67672903894767, -4.012492911364696, -3.20799912897185]</text:p>
          </table:table-cell>
          <table:table-cell office:value-type="string" calcext:value-type="string">
            <text:p>[-64.3303554000509, -5.536370897196741, -3.9478277749781077, -3.0898153448105425]</text:p>
          </table:table-cell>
          <table:table-cell office:value-type="string" calcext:value-type="string">
            <text:p>[-93.12533579149454, -7.46694679888924, -6.055053992157533, -4.909630266103493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-26.112012287089104, -5.721985538670604, -4.573601270009764, -3.2578861806969117]</text:p>
          </table:table-cell>
          <table:table-cell office:value-type="string" calcext:value-type="string">
            <text:p>[-57.51646686528176, -5.338580556312178, -4.046125642580645, -2.985895722341003]</text:p>
          </table:table-cell>
          <table:table-cell office:value-type="string" calcext:value-type="string">
            <text:p>[-81.65048834777085, -6.451246169968861, -3.230779231393388, -2.6616401743784435]</text:p>
          </table:table-cell>
          <table:table-cell office:value-type="string" calcext:value-type="string">
            <text:p>[-52.235317480744236, -6.068322385071601, -4.198452906188765, -3.286559717900972]</text:p>
          </table:table-cell>
          <table:table-cell office:value-type="string" calcext:value-type="string">
            <text:p>[-64.8872816000304, -5.469720056230543, -3.843421587653628, -2.945291547710993]</text:p>
          </table:table-cell>
          <table:table-cell office:value-type="string" calcext:value-type="string">
            <text:p>[-77.85658233238672, -6.100890085920563, -4.349890891634267, -3.182683868156322]</text:p>
          </table:table-cell>
          <table:table-cell office:value-type="string" calcext:value-type="string">
            <text:p>[-70.37594480155909, -6.940382678541579, -5.906271937449947, -3.366502080201794]</text:p>
          </table:table-cell>
          <table:table-cell office:value-type="string" calcext:value-type="string">
            <text:p>[-100.93806964903891, -6.553048031518882, -4.871896921185392, -3.779610614763107]</text:p>
          </table:table-cell>
          <table:table-cell office:value-type="string" calcext:value-type="string">
            <text:p>[-97.34176454041541, -7.178088782863812, -4.773821058871586, -3.4137254052775123]</text:p>
          </table:table-cell>
          <table:table-cell office:value-type="string" calcext:value-type="string">
            <text:p>[-67.83210354566123, -5.678449814882192, -3.5551000815133627, -2.7780465261854292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mse_per_horizon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0.26461735064582526, 0.48706560441958174, 0.5617433379601657, 0.6542857802060952]</text:p>
          </table:table-cell>
          <table:table-cell office:value-type="string" calcext:value-type="string">
            <text:p>[0.26648187204514995, 0.4814538536255919, 0.5538971739430062, 0.6512751900583706]</text:p>
          </table:table-cell>
          <table:table-cell office:value-type="string" calcext:value-type="string">
            <text:p>[0.26310781274124756, 0.4817368413980759, 0.5548710207724576, 0.6499001945455434]</text:p>
          </table:table-cell>
          <table:table-cell office:value-type="string" calcext:value-type="string">
            <text:p>[0.28117812391563674, 0.4896627697221144, 0.5653524808527809, 0.6650506630380817]</text:p>
          </table:table-cell>
          <table:table-cell office:value-type="string" calcext:value-type="string">
            <text:p>[0.2636311718865642, 0.48219212919147847, 0.5513848004054218, 0.6452529533442141]</text:p>
          </table:table-cell>
          <table:table-cell office:value-type="string" calcext:value-type="string">
            <text:p>[0.29806861446802735, 0.4840119362411547, 0.5550704152217731, 0.647617127665618]</text:p>
          </table:table-cell>
          <table:table-cell office:value-type="string" calcext:value-type="string">
            <text:p>[0.26310781274124756, 0.4817368413980759, 0.5548710207724576, 0.6499001945455434]</text:p>
          </table:table-cell>
          <table:table-cell office:value-type="string" calcext:value-type="string">
            <text:p>[0.26329414609103874, 0.4854854363515604, 0.5586305784389046, 0.6498620003227186]</text:p>
          </table:table-cell>
          <table:table-cell table:number-columns-repeated="2" office:value-type="string" calcext:value-type="string">
            <text:p>[0.26312795704237507, 0.4833670128833339, 0.5551193453412057, 0.6515456020612174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0.2903227516310018, 0.49102265933925854, 0.5588176539607725, 0.6533842324671586]</text:p>
          </table:table-cell>
          <table:table-cell office:value-type="string" calcext:value-type="string">
            <text:p>[0.26500926463792407, 0.4830418002945318, 0.5576702729056123, 0.6509768840553289]</text:p>
          </table:table-cell>
          <table:table-cell office:value-type="string" calcext:value-type="string">
            <text:p>[0.2804102385458527, 0.4919570940527488, 0.5662639327374346, 0.6688765649532687]</text:p>
          </table:table-cell>
          <table:table-cell office:value-type="string" calcext:value-type="string">
            <text:p>[0.2671046798766685, 0.48659888400777584, 0.5592364809459635, 0.6516729588545376]</text:p>
          </table:table-cell>
          <table:table-cell office:value-type="string" calcext:value-type="string">
            <text:p>[0.3185160454323179, 0.4901155629905304, 0.5622148236185861, 0.6570898080442072]</text:p>
          </table:table-cell>
          <table:table-cell office:value-type="string" calcext:value-type="string">
            <text:p>[0.2725112912441952, 0.48942764353595947, 0.5645078284893312, 0.6644369766118812]</text:p>
          </table:table-cell>
          <table:table-cell office:value-type="string" calcext:value-type="string">
            <text:p>[0.26334467684916374, 0.4829010779289131, 0.5564101479638299, 0.6489350898278649]</text:p>
          </table:table-cell>
          <table:table-cell office:value-type="string" calcext:value-type="string">
            <text:p>[0.2636311718865642, 0.48219212919147847, 0.5513848004054218, 0.6452529533442141]</text:p>
          </table:table-cell>
          <table:table-cell office:value-type="string" calcext:value-type="string">
            <text:p>[0.2934125254082496, 0.4993319543798465, 0.5701345645668799, 0.6654232278192851]</text:p>
          </table:table-cell>
          <table:table-cell office:value-type="string" calcext:value-type="string">
            <text:p>[0.26329414609103874, 0.4854854363515604, 0.5586305784389046, 0.6498620003227186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0.26402209723132386, 0.4867209855588718, 0.5643178303204013, 0.656980551878366]</text:p>
          </table:table-cell>
          <table:table-cell office:value-type="string" calcext:value-type="string">
            <text:p>[0.27007937715581115, 0.4889668682840399, 0.5620038483970179, 0.6575183160243911]</text:p>
          </table:table-cell>
          <table:table-cell office:value-type="string" calcext:value-type="string">
            <text:p>[0.26765388979819776, 0.49285337643995925, 0.5741229165185899, 0.6702387733397959]</text:p>
          </table:table-cell>
          <table:table-cell office:value-type="string" calcext:value-type="string">
            <text:p>[0.3251788458345548, 0.4882431612891537, 0.5610721080713378, 0.6516625678147346]</text:p>
          </table:table-cell>
          <table:table-cell office:value-type="string" calcext:value-type="string">
            <text:p>[0.28084381891697013, 0.4905967869078979, 0.5700821863725917, 0.6673308435664881]</text:p>
          </table:table-cell>
          <table:table-cell office:value-type="string" calcext:value-type="string">
            <text:p>[0.2647271027984954, 0.48640843782185267, 0.557700137375105, 0.6499331943371612]</text:p>
          </table:table-cell>
          <table:table-cell office:value-type="string" calcext:value-type="string">
            <text:p>[0.3065379265945599, 0.4848119974483627, 0.5583038558410521, 0.6560161854236496]</text:p>
          </table:table-cell>
          <table:table-cell office:value-type="string" calcext:value-type="string">
            <text:p>[0.30445229441198357, 0.48468995971911505, 0.5554695707173903, 0.6493240065842374]</text:p>
          </table:table-cell>
          <table:table-cell office:value-type="string" calcext:value-type="string">
            <text:p>[0.2639296523837741, 0.4878447771713842, 0.5616772171234234, 0.6556190424979971]</text:p>
          </table:table-cell>
          <table:table-cell office:value-type="string" calcext:value-type="string">
            <text:p>[0.31804682480513546, 0.4867697976832836, 0.5589599290461744, 0.6559284624592812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0.33277917545582225, 0.4964797172831944, 0.5675289514451358, 0.6604511231628142]</text:p>
          </table:table-cell>
          <table:table-cell office:value-type="string" calcext:value-type="string">
            <text:p>[0.3124232669641356, 0.4942039060209802, 0.5694251661062223, 0.6639927598058979]</text:p>
          </table:table-cell>
          <table:table-cell office:value-type="string" calcext:value-type="string">
            <text:p>[0.30961188034115167, 0.4975396025349674, 0.5642967437556724, 0.6584794643624633]</text:p>
          </table:table-cell>
          <table:table-cell office:value-type="string" calcext:value-type="string">
            <text:p>[0.2641042289088572, 0.48845512857225026, 0.5659858978751904, 0.6605696232866209]</text:p>
          </table:table-cell>
          <table:table-cell office:value-type="string" calcext:value-type="string">
            <text:p>[0.26498308205623355, 0.4840147042779569, 0.5599652988123851, 0.6540151951997228]</text:p>
          </table:table-cell>
          <table:table-cell office:value-type="string" calcext:value-type="string">
            <text:p>[0.30179308323857407, 0.48773202982061087, 0.5549512275050577, 0.6507911925551484]</text:p>
          </table:table-cell>
          <table:table-cell office:value-type="string" calcext:value-type="string">
            <text:p>[0.26424954772640763, 0.48791255798692207, 0.5651371350165049, 0.6589797688803515]</text:p>
          </table:table-cell>
          <table:table-cell office:value-type="string" calcext:value-type="string">
            <text:p>[0.263560760356437, 0.4865658102201791, 0.563985283608821, 0.6581059908480997]</text:p>
          </table:table-cell>
          <table:table-cell office:value-type="string" calcext:value-type="string">
            <text:p>[0.31962081588741686, 0.4940500973203194, 0.5695491497738466, 0.669722637703719]</text:p>
          </table:table-cell>
          <table:table-cell office:value-type="string" calcext:value-type="string">
            <text:p>[0.2793262787192963, 0.49566577843967113, 0.576324716475987, 0.6801171018493023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0.33772531704692854, 0.49112968467203383, 0.5684293678716986, 0.6760489101402618]</text:p>
          </table:table-cell>
          <table:table-cell office:value-type="string" calcext:value-type="string">
            <text:p>[0.34936128701139424, 0.4973991355693752, 0.5737680187489925, 0.6758457886735716]</text:p>
          </table:table-cell>
          <table:table-cell office:value-type="string" calcext:value-type="string">
            <text:p>[0.3106881427827021, 0.4964069887912731, 0.570557843073555, 0.6627301264387496]</text:p>
          </table:table-cell>
          <table:table-cell office:value-type="string" calcext:value-type="string">
            <text:p>[0.3810317510225508, 0.4966391368779488, 0.5646725365613188, 0.6599425219945076]</text:p>
          </table:table-cell>
          <table:table-cell office:value-type="string" calcext:value-type="string">
            <text:p>[0.39032820808850527, 0.5080931878129992, 0.5774105541130785, 0.6775945286930972]</text:p>
          </table:table-cell>
          <table:table-cell office:value-type="string" calcext:value-type="string">
            <text:p>[0.28342888867710975, 0.5001487202200202, 0.5931431684198213, 0.6937862908207332]</text:p>
          </table:table-cell>
          <table:table-cell office:value-type="string" calcext:value-type="string">
            <text:p>[0.2836044046592838, 0.49671356395393124, 0.5695932855265256, 0.6690379973233692]</text:p>
          </table:table-cell>
          <table:table-cell office:value-type="string" calcext:value-type="string">
            <text:p>[0.330533530683005, 0.49452379895783316, 0.5711225304347588, 0.6680378027095295]</text:p>
          </table:table-cell>
          <table:table-cell office:value-type="string" calcext:value-type="string">
            <text:p>[0.30491643310401023, 0.4922840621104838, 0.5618139734338056, 0.6560932009760945]</text:p>
          </table:table-cell>
          <table:table-cell office:value-type="string" calcext:value-type="string">
            <text:p>[0.27036566444439053, 0.48821865535267167, 0.5628459908031725, 0.6665570592756733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0.30828131065789127, 0.4844842527619898, 0.5575880889802006, 0.6578046608281815]</text:p>
          </table:table-cell>
          <table:table-cell office:value-type="string" calcext:value-type="string">
            <text:p>[0.3487537599837042, 0.5106801866314233, 0.5888282365553928, 0.6859556892529923]</text:p>
          </table:table-cell>
          <table:table-cell office:value-type="string" calcext:value-type="string">
            <text:p>[0.3355799466354106, 0.4996379138037877, 0.5715381861194699, 0.6716587699317695]</text:p>
          </table:table-cell>
          <table:table-cell office:value-type="string" calcext:value-type="string">
            <text:p>[0.3110062683429751, 0.49050396030468046, 0.5623348502798993, 0.6618121931433838]</text:p>
          </table:table-cell>
          <table:table-cell office:value-type="string" calcext:value-type="string">
            <text:p>[0.34441824316928943, 0.5012774458273899, 0.585688682850896, 0.6820278833751713]</text:p>
          </table:table-cell>
          <table:table-cell office:value-type="string" calcext:value-type="string">
            <text:p>[0.3764756052831134, 0.5033865329304686, 0.5852469991516526, 0.6865139295568616]</text:p>
          </table:table-cell>
          <table:table-cell office:value-type="string" calcext:value-type="string">
            <text:p>[0.4010783434734953, 0.5027665512115387, 0.5824750572423734, 0.6834108889383065]</text:p>
          </table:table-cell>
          <table:table-cell office:value-type="string" calcext:value-type="string">
            <text:p>[0.3388915555854574, 0.49154888852832035, 0.5663868017432787, 0.6693693618591667]</text:p>
          </table:table-cell>
          <table:table-cell office:value-type="string" calcext:value-type="string">
            <text:p>[0.3068900647173612, 0.4976584183377793, 0.5704880461132597, 0.6718539757090489]</text:p>
          </table:table-cell>
          <table:table-cell office:value-type="string" calcext:value-type="string">
            <text:p>[0.3293541776871576, 0.49697732148870766, 0.5686118683521286, 0.6589139711786296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0.3704162239017355, 0.5120415429149149, 0.5847060461313243, 0.6813918477731886]</text:p>
          </table:table-cell>
          <table:table-cell office:value-type="string" calcext:value-type="string">
            <text:p>[0.3329179249022656, 0.49541602887717273, 0.5702070752648313, 0.6670511903444712]</text:p>
          </table:table-cell>
          <table:table-cell office:value-type="string" calcext:value-type="string">
            <text:p>[0.3662319464961801, 0.4895692506121667, 0.5580795391199956, 0.6553460680394552]</text:p>
          </table:table-cell>
          <table:table-cell office:value-type="string" calcext:value-type="string">
            <text:p>[0.26863259789373545, 0.4896210713429638, 0.5656188916774592, 0.6576108447561081]</text:p>
          </table:table-cell>
          <table:table-cell office:value-type="string" calcext:value-type="string">
            <text:p>[0.3096184841100283, 0.4859277425048541, 0.557227205651764, 0.6533982450672579]</text:p>
          </table:table-cell>
          <table:table-cell office:value-type="string" calcext:value-type="string">
            <text:p>[0.3827120613863824, 0.5096877428581922, 0.5719944720876617, 0.6700154030890132]</text:p>
          </table:table-cell>
          <table:table-cell office:value-type="string" calcext:value-type="string">
            <text:p>[0.35111397547234535, 0.49928864116417326, 0.5776399909132389, 0.6792940877007727]</text:p>
          </table:table-cell>
          <table:table-cell office:value-type="string" calcext:value-type="string">
            <text:p>[0.2760025591637886, 0.48790286552420675, 0.5616523891669046, 0.6608186789450334]</text:p>
          </table:table-cell>
          <table:table-cell office:value-type="string" calcext:value-type="string">
            <text:p>[0.4078021083812231, 0.5106309710622378, 0.5971402360065778, 0.6965194474122631]</text:p>
          </table:table-cell>
          <table:table-cell office:value-type="string" calcext:value-type="string">
            <text:p>[0.40195738120088137, 0.5143377075206516, 0.5945244081018121, 0.6934558715810804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0.32202927847531143, 0.5021076330846602, 0.5904986237662709, 0.7054528829952149]</text:p>
          </table:table-cell>
          <table:table-cell office:value-type="string" calcext:value-type="string">
            <text:p>[0.2749784683408232, 0.48483995736951474, 0.5579502628991047, 0.6509947480974047]</text:p>
          </table:table-cell>
          <table:table-cell office:value-type="string" calcext:value-type="string">
            <text:p>[0.31959711099136157, 0.4918572234449185, 0.565438260320662, 0.6657405279686989]</text:p>
          </table:table-cell>
          <table:table-cell office:value-type="string" calcext:value-type="string">
            <text:p>[0.3260566105371269, 0.4986976376076153, 0.5851906483622789, 0.6882733274130215]</text:p>
          </table:table-cell>
          <table:table-cell office:value-type="string" calcext:value-type="string">
            <text:p>[0.44476847122796187, 0.5015147246870975, 0.5728004540100106, 0.6658011350836188]</text:p>
          </table:table-cell>
          <table:table-cell office:value-type="string" calcext:value-type="string">
            <text:p>[0.4017562102812049, 0.5155427606461385, 0.592765888566889, 0.6887376520739638]</text:p>
          </table:table-cell>
          <table:table-cell office:value-type="string" calcext:value-type="string">
            <text:p>[0.37054399913056735, 0.5030493330608758, 0.579388450694358, 0.6773979459621248]</text:p>
          </table:table-cell>
          <table:table-cell office:value-type="string" calcext:value-type="string">
            <text:p>[0.3691760014545067, 0.5192349912450083, 0.5946099922453146, 0.6963198124096388]</text:p>
          </table:table-cell>
          <table:table-cell office:value-type="string" calcext:value-type="string">
            <text:p>[0.33639086192592543, 0.5001856990821985, 0.5791666267416884, 0.6803628561162611]</text:p>
          </table:table-cell>
          <table:table-cell office:value-type="string" calcext:value-type="string">
            <text:p>[0.37348289692786085, 0.49564993470319324, 0.5640365671283609, 0.6630169022123176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0.37534664481684377, 0.5065138638719971, 0.584792339425682, 0.6842939131811693]</text:p>
          </table:table-cell>
          <table:table-cell office:value-type="string" calcext:value-type="string">
            <text:p>[0.395005838568451, 0.5192395817721331, 0.5979274848281579, 0.6946514324343462]</text:p>
          </table:table-cell>
          <table:table-cell office:value-type="string" calcext:value-type="string">
            <text:p>[0.38720595305005556, 0.49975805639667603, 0.5755408759951236, 0.6732417138313302]</text:p>
          </table:table-cell>
          <table:table-cell office:value-type="string" calcext:value-type="string">
            <text:p>[0.38390667803480105, 0.5038491506353757, 0.5805651230309039, 0.6847860439628269]</text:p>
          </table:table-cell>
          <table:table-cell office:value-type="string" calcext:value-type="string">
            <text:p>[0.3319985229809701, 0.5104831536004406, 0.5960968169083396, 0.6928988692160949]</text:p>
          </table:table-cell>
          <table:table-cell office:value-type="string" calcext:value-type="string">
            <text:p>[0.3457122961745531, 0.49362894154576953, 0.5678337135663203, 0.6662705357762497]</text:p>
          </table:table-cell>
          <table:table-cell office:value-type="string" calcext:value-type="string">
            <text:p>[0.4194084519382338, 0.505818154150535, 0.5745372552437814, 0.6662145306067434]</text:p>
          </table:table-cell>
          <table:table-cell office:value-type="string" calcext:value-type="string">
            <text:p>[0.32727792629131497, 0.4853657493415263, 0.557229022795765, 0.6568344906258945]</text:p>
          </table:table-cell>
          <table:table-cell office:value-type="string" calcext:value-type="string">
            <text:p>[0.40867271838670893, 0.5127833304869023, 0.6024401726281345, 0.7067262955704534]</text:p>
          </table:table-cell>
          <table:table-cell office:value-type="string" calcext:value-type="string">
            <text:p>[0.4198880007736143, 0.5026041849999942, 0.5725112817524468, 0.6717332581165241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0.446001586922121, 0.5013866997003509, 0.5698399726842602, 0.6631729111002492]</text:p>
          </table:table-cell>
          <table:table-cell office:value-type="string" calcext:value-type="string">
            <text:p>[0.3932882973509221, 0.5123347515010243, 0.5850276573313328, 0.6816065425800527]</text:p>
          </table:table-cell>
          <table:table-cell office:value-type="string" calcext:value-type="string">
            <text:p>[0.42562169924863325, 0.5088108111613161, 0.5897471958826642, 0.6888212709637845]</text:p>
          </table:table-cell>
          <table:table-cell office:value-type="string" calcext:value-type="string">
            <text:p>[0.38448960947580485, 0.4951062274151444, 0.5695662238705054, 0.6710302520796187]</text:p>
          </table:table-cell>
          <table:table-cell office:value-type="string" calcext:value-type="string">
            <text:p>[0.4433113436678797, 0.49509481490096524, 0.5611295905769915, 0.6626994854038792]</text:p>
          </table:table-cell>
          <table:table-cell office:value-type="string" calcext:value-type="string">
            <text:p>[0.33993048765421036, 0.494579878933594, 0.5692766603106852, 0.6672587324110678]</text:p>
          </table:table-cell>
          <table:table-cell office:value-type="string" calcext:value-type="string">
            <text:p>[0.34993922138360906, 0.5006112759590288, 0.584361179669897, 0.6893777477374313]</text:p>
          </table:table-cell>
          <table:table-cell office:value-type="string" calcext:value-type="string">
            <text:p>[0.44290593654831784, 0.5190521480571648, 0.5976225212022662, 0.6884608169453108]</text:p>
          </table:table-cell>
          <table:table-cell office:value-type="string" calcext:value-type="string">
            <text:p>[0.35336852138997543, 0.515297523459089, 0.5995566240759055, 0.7070168859951746]</text:p>
          </table:table-cell>
          <table:table-cell office:value-type="string" calcext:value-type="string">
            <text:p>[0.36059523878945343, 0.4980710314887845, 0.5627811401681012, 0.6624031202735122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0.42961877113652075, 0.49531879197368023, 0.5645728366227472, 0.662779176430438]</text:p>
          </table:table-cell>
          <table:table-cell office:value-type="string" calcext:value-type="string">
            <text:p>[0.3778035794154757, 0.5066794354137084, 0.5881806785705671, 0.695323359969228]</text:p>
          </table:table-cell>
          <table:table-cell office:value-type="string" calcext:value-type="string">
            <text:p>[0.34225764036812273, 0.4886615918009392, 0.5650716871701272, 0.6684571512297104]</text:p>
          </table:table-cell>
          <table:table-cell office:value-type="string" calcext:value-type="string">
            <text:p>[0.4698354994035713, 0.5036371087195353, 0.5711129918791008, 0.6708813996920395]</text:p>
          </table:table-cell>
          <table:table-cell office:value-type="string" calcext:value-type="string">
            <text:p>[0.33518503826223006, 0.49513177166103617, 0.5657455984434651, 0.661910336620023]</text:p>
          </table:table-cell>
          <table:table-cell office:value-type="string" calcext:value-type="string">
            <text:p>[0.3469732784489581, 0.5002506710827448, 0.5786649729394914, 0.675379279675693]</text:p>
          </table:table-cell>
          <table:table-cell office:value-type="string" calcext:value-type="string">
            <text:p>[0.32299287990124076, 0.4948640596668979, 0.5683310444318833, 0.6749372727821129]</text:p>
          </table:table-cell>
          <table:table-cell office:value-type="string" calcext:value-type="string">
            <text:p>[0.39697903392923434, 0.5144684558667932, 0.5916151724089498, 0.6997985110139902]</text:p>
          </table:table-cell>
          <table:table-cell office:value-type="string" calcext:value-type="string">
            <text:p>[0.37749586778351163, 0.5003906917838, 0.5686637388870942, 0.6646218017710035]</text:p>
          </table:table-cell>
          <table:table-cell office:value-type="string" calcext:value-type="string">
            <text:p>[0.37291482566720124, 0.5034685426153686, 0.5702037286350536, 0.6719445614323205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0.36358298858558646, 0.5202982318188436, 0.6189950486764966, 0.7367977870217872]</text:p>
          </table:table-cell>
          <table:table-cell office:value-type="string" calcext:value-type="string">
            <text:p>[0.4664814117278684, 0.5299529552225755, 0.6112573360428839, 0.7059045469347078]</text:p>
          </table:table-cell>
          <table:table-cell office:value-type="string" calcext:value-type="string">
            <text:p>[0.37126042354243266, 0.5060431559489368, 0.5847144221611222, 0.6877548978878602]</text:p>
          </table:table-cell>
          <table:table-cell office:value-type="string" calcext:value-type="string">
            <text:p>[0.4033766124323442, 0.5158470001120434, 0.5966329374121269, 0.7052694526017508]</text:p>
          </table:table-cell>
          <table:table-cell office:value-type="string" calcext:value-type="string">
            <text:p>[0.471077993247878, 0.5089153729728813, 0.5767288354119224, 0.672025736605223]</text:p>
          </table:table-cell>
          <table:table-cell office:value-type="string" calcext:value-type="string">
            <text:p>[0.3346910931146032, 0.5112017056736243, 0.588007653740438, 0.6834613537229708]</text:p>
          </table:table-cell>
          <table:table-cell office:value-type="string" calcext:value-type="string">
            <text:p>[0.3807494255922542, 0.5064694169692412, 0.5873348239242887, 0.6959864567055309]</text:p>
          </table:table-cell>
          <table:table-cell office:value-type="string" calcext:value-type="string">
            <text:p>[0.4228708974769034, 0.5087596935187434, 0.5830447978074516, 0.6758947818643658]</text:p>
          </table:table-cell>
          <table:table-cell office:value-type="string" calcext:value-type="string">
            <text:p>[0.35224120644335205, 0.4958320324825196, 0.5647895440946102, 0.6651749844267051]</text:p>
          </table:table-cell>
          <table:table-cell office:value-type="string" calcext:value-type="string">
            <text:p>[0.41920749931992235, 0.4981264469244998, 0.5661583692640781, 0.662727368474173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0.4675297716436986, 0.5053065307556728, 0.5870271947781049, 0.6835129120893444]</text:p>
          </table:table-cell>
          <table:table-cell office:value-type="string" calcext:value-type="string">
            <text:p>[0.43459367212800787, 0.5084708005955717, 0.579730178175078, 0.6711287580946629]</text:p>
          </table:table-cell>
          <table:table-cell office:value-type="string" calcext:value-type="string">
            <text:p>[0.38143062457119853, 0.5040196025515205, 0.5860823763744847, 0.7100123674658839]</text:p>
          </table:table-cell>
          <table:table-cell office:value-type="string" calcext:value-type="string">
            <text:p>[0.4369706519635182, 0.516834888622393, 0.6100116047999563, 0.7225301178958088]</text:p>
          </table:table-cell>
          <table:table-cell office:value-type="string" calcext:value-type="string">
            <text:p>[0.4186678550250626, 0.5062521763674092, 0.5801120833560321, 0.6784963380943635]</text:p>
          </table:table-cell>
          <table:table-cell office:value-type="string" calcext:value-type="string">
            <text:p>[0.3749193105909696, 0.521371006817529, 0.6071230161586827, 0.7146080777830525]</text:p>
          </table:table-cell>
          <table:table-cell office:value-type="string" calcext:value-type="string">
            <text:p>[0.3485472269371343, 0.5131962803388879, 0.6052825814951777, 0.7115930879571927]</text:p>
          </table:table-cell>
          <table:table-cell office:value-type="string" calcext:value-type="string">
            <text:p>[0.438627074573195, 0.5059603771744506, 0.5735509912229908, 0.6641169775254218]</text:p>
          </table:table-cell>
          <table:table-cell office:value-type="string" calcext:value-type="string">
            <text:p>[0.3517872576727871, 0.5367832576367553, 0.6501856467250678, 0.7711242797410424]</text:p>
          </table:table-cell>
          <table:table-cell office:value-type="string" calcext:value-type="string">
            <text:p>[0.37507802526486456, 0.5021903174945653, 0.57708286265912, 0.6747427641253776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0.5101926813830928, 0.516008140007338, 0.5892767279722853, 0.6843877647793265]</text:p>
          </table:table-cell>
          <table:table-cell office:value-type="string" calcext:value-type="string">
            <text:p>[0.4829363358171971, 0.5069957856707642, 0.5725225466665136, 0.6660443195554697]</text:p>
          </table:table-cell>
          <table:table-cell office:value-type="string" calcext:value-type="string">
            <text:p>[0.43888304372755066, 0.5020475797944187, 0.5672708783493731, 0.6640043570965019]</text:p>
          </table:table-cell>
          <table:table-cell office:value-type="string" calcext:value-type="string">
            <text:p>[0.48268586727149343, 0.5299476126586672, 0.6232442487809092, 0.7316416672985274]</text:p>
          </table:table-cell>
          <table:table-cell office:value-type="string" calcext:value-type="string">
            <text:p>[0.4619870726300852, 0.5143644075173069, 0.5846282513564444, 0.6805142307774911]</text:p>
          </table:table-cell>
          <table:table-cell office:value-type="string" calcext:value-type="string">
            <text:p>[0.2950611119588271, 0.49977146957796037, 0.5696620750111815, 0.6616070523250378]</text:p>
          </table:table-cell>
          <table:table-cell office:value-type="string" calcext:value-type="string">
            <text:p>[0.3505933507592481, 0.4916524651267146, 0.560736380647792, 0.6580161625698795]</text:p>
          </table:table-cell>
          <table:table-cell office:value-type="string" calcext:value-type="string">
            <text:p>[0.4202037211614622, 0.5027453151780195, 0.5729078905623867, 0.6705296793061]</text:p>
          </table:table-cell>
          <table:table-cell office:value-type="string" calcext:value-type="string">
            <text:p>[0.49029173216142125, 0.5062186683060078, 0.5753025369063025, 0.6730887335088434]</text:p>
          </table:table-cell>
          <table:table-cell office:value-type="string" calcext:value-type="string">
            <text:p>[0.39342231186418625, 0.49714215874004813, 0.5644101173089381, 0.661148033030709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0.508555945823279, 0.5144027446816576, 0.5839524714205527, 0.6730796504766651]</text:p>
          </table:table-cell>
          <table:table-cell office:value-type="string" calcext:value-type="string">
            <text:p>[0.44445378488353865, 0.4950434001375631, 0.5839859158764292, 0.7132346231716657]</text:p>
          </table:table-cell>
          <table:table-cell office:value-type="string" calcext:value-type="string">
            <text:p>[0.5065229185379412, 0.5064752496577941, 0.5692434066389019, 0.6632637690167023]</text:p>
          </table:table-cell>
          <table:table-cell office:value-type="string" calcext:value-type="string">
            <text:p>[0.49852527390707047, 0.5325332860093721, 0.6050395390185361, 0.697346449411995]</text:p>
          </table:table-cell>
          <table:table-cell office:value-type="string" calcext:value-type="string">
            <text:p>[0.40271316216569836, 0.5093760040007081, 0.5733247331668428, 0.6654040125618474]</text:p>
          </table:table-cell>
          <table:table-cell office:value-type="string" calcext:value-type="string">
            <text:p>[0.47133361590382716, 0.5085107734832114, 0.5746950357540523, 0.6660409538744556]</text:p>
          </table:table-cell>
          <table:table-cell office:value-type="string" calcext:value-type="string">
            <text:p>[0.3548923143172306, 0.500860401892129, 0.5722725385328736, 0.6680942085909295]</text:p>
          </table:table-cell>
          <table:table-cell office:value-type="string" calcext:value-type="string">
            <text:p>[0.401028194153275, 0.5098456020148914, 0.5750317852292407, 0.6665553802894022]</text:p>
          </table:table-cell>
          <table:table-cell office:value-type="string" calcext:value-type="string">
            <text:p>[0.47133361590382716, 0.5085107734832114, 0.5746950357540523, 0.6660409538744556]</text:p>
          </table:table-cell>
          <table:table-cell office:value-type="string" calcext:value-type="string">
            <text:p>[0.512825335505329, 0.5179206435068483, 0.5867307406737909, 0.6778981531768626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0.3753207754664078, 0.5111026913207372, 0.5778076782736824, 0.6669550340250796]</text:p>
          </table:table-cell>
          <table:table-cell office:value-type="string" calcext:value-type="string">
            <text:p>[0.4474083835614579, 0.5086536858926873, 0.5750242102523676, 0.6651630167006477]</text:p>
          </table:table-cell>
          <table:table-cell office:value-type="string" calcext:value-type="string">
            <text:p>[0.5234262610147626, 0.5124622764405058, 0.570044175269072, 0.6632408000138795]</text:p>
          </table:table-cell>
          <table:table-cell office:value-type="string" calcext:value-type="string">
            <text:p>[0.46678016904908787, 0.5124110150905979, 0.576059862768888, 0.6675196681956524]</text:p>
          </table:table-cell>
          <table:table-cell office:value-type="string" calcext:value-type="string">
            <text:p>[0.47681011992179195, 0.5083328187507752, 0.5741042075604317, 0.6651805774254892]</text:p>
          </table:table-cell>
          <table:table-cell office:value-type="string" calcext:value-type="string">
            <text:p>[0.4934607471364438, 0.5115281470640871, 0.5771469927495901, 0.6666370832520944]</text:p>
          </table:table-cell>
          <table:table-cell office:value-type="string" calcext:value-type="string">
            <text:p>[0.464659466746048, 0.5159080722085729, 0.5848675513446183, 0.6675905538861239]</text:p>
          </table:table-cell>
          <table:table-cell office:value-type="string" calcext:value-type="string">
            <text:p>[0.5217985033080229, 0.5130723274698679, 0.5804509001485878, 0.6699558481247543]</text:p>
          </table:table-cell>
          <table:table-cell office:value-type="string" calcext:value-type="string">
            <text:p>[0.5397182851003743, 0.5159807164438867, 0.5778625648203364, 0.6682371334498995]</text:p>
          </table:table-cell>
          <table:table-cell office:value-type="string" calcext:value-type="string">
            <text:p>[0.49722029588304084, 0.5084198688543847, 0.5726054219660799, 0.6641274315234332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luded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'dh03']</text:p>
          </table:table-cell>
          <table:table-cell office:value-type="string" calcext:value-type="string">
            <text:p>['dh08']</text:p>
          </table:table-cell>
          <table:table-cell office:value-type="string" calcext:value-type="string">
            <text:p>['dh06']</text:p>
          </table:table-cell>
          <table:table-cell office:value-type="string" calcext:value-type="string">
            <text:p>['dh11']</text:p>
          </table:table-cell>
          <table:table-cell office:value-type="string" calcext:value-type="string">
            <text:p>['dh07']</text:p>
          </table:table-cell>
          <table:table-cell office:value-type="string" calcext:value-type="string">
            <text:p>['ap07']</text:p>
          </table:table-cell>
          <table:table-cell office:value-type="string" calcext:value-type="string">
            <text:p>['dh06']</text:p>
          </table:table-cell>
          <table:table-cell office:value-type="string" calcext:value-type="string">
            <text:p>['dh02']</text:p>
          </table:table-cell>
          <table:table-cell table:number-columns-repeated="2" office:value-type="string" calcext:value-type="string">
            <text:p>['ap06'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'ap05', 'ap06']</text:p>
          </table:table-cell>
          <table:table-cell office:value-type="string" calcext:value-type="string">
            <text:p>['dh01', 'dh04']</text:p>
          </table:table-cell>
          <table:table-cell office:value-type="string" calcext:value-type="string">
            <text:p>['ap06', 'dh11']</text:p>
          </table:table-cell>
          <table:table-cell office:value-type="string" calcext:value-type="string">
            <text:p>['dh03', 'dh05']</text:p>
          </table:table-cell>
          <table:table-cell office:value-type="string" calcext:value-type="string">
            <text:p>['ap04', 'dh02']</text:p>
          </table:table-cell>
          <table:table-cell office:value-type="string" calcext:value-type="string">
            <text:p>['dh08', 'dh10']</text:p>
          </table:table-cell>
          <table:table-cell office:value-type="string" calcext:value-type="string">
            <text:p>['dh03', 'dh04']</text:p>
          </table:table-cell>
          <table:table-cell office:value-type="string" calcext:value-type="string">
            <text:p>['dh04', 'dh07']</text:p>
          </table:table-cell>
          <table:table-cell office:value-type="string" calcext:value-type="string">
            <text:p>['ap05', 'dh03']</text:p>
          </table:table-cell>
          <table:table-cell office:value-type="string" calcext:value-type="string">
            <text:p>['dh02', 'dh04'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'dh01', 'dh02', 'dh06']</text:p>
          </table:table-cell>
          <table:table-cell office:value-type="string" calcext:value-type="string">
            <text:p>['dh05', 'dh07', 'dh10']</text:p>
          </table:table-cell>
          <table:table-cell office:value-type="string" calcext:value-type="string">
            <text:p>['ap01', 'dh03', 'dh09']</text:p>
          </table:table-cell>
          <table:table-cell office:value-type="string" calcext:value-type="string">
            <text:p>['ap07', 'dh02', 'dh04']</text:p>
          </table:table-cell>
          <table:table-cell office:value-type="string" calcext:value-type="string">
            <text:p>['ap01', 'dh02', 'dh11']</text:p>
          </table:table-cell>
          <table:table-cell office:value-type="string" calcext:value-type="string">
            <text:p>['dh03', 'dh06', 'dh07']</text:p>
          </table:table-cell>
          <table:table-cell office:value-type="string" calcext:value-type="string">
            <text:p>['ap07', 'dh05', 'dh08']</text:p>
          </table:table-cell>
          <table:table-cell office:value-type="string" calcext:value-type="string">
            <text:p>['ap01', 'ap03', 'ap07']</text:p>
          </table:table-cell>
          <table:table-cell office:value-type="string" calcext:value-type="string">
            <text:p>['ap06', 'dh02', 'dh07']</text:p>
          </table:table-cell>
          <table:table-cell office:value-type="string" calcext:value-type="string">
            <text:p>['ap03', 'dh01', 'dh08'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'ap05', 'ap06', 'ap07', 'dh01']</text:p>
          </table:table-cell>
          <table:table-cell office:value-type="string" calcext:value-type="string">
            <text:p>['ap03', 'dh02', 'dh03', 'dh10']</text:p>
          </table:table-cell>
          <table:table-cell office:value-type="string" calcext:value-type="string">
            <text:p>['ap05', 'ap07', 'dh04', 'dh06']</text:p>
          </table:table-cell>
          <table:table-cell office:value-type="string" calcext:value-type="string">
            <text:p>['ap06', 'dh01', 'dh02', 'dh04']</text:p>
          </table:table-cell>
          <table:table-cell office:value-type="string" calcext:value-type="string">
            <text:p>['ap01', 'dh01', 'dh04', 'dh06']</text:p>
          </table:table-cell>
          <table:table-cell office:value-type="string" calcext:value-type="string">
            <text:p>['ap03', 'dh06', 'dh07', 'dh10']</text:p>
          </table:table-cell>
          <table:table-cell office:value-type="string" calcext:value-type="string">
            <text:p>['ap06', 'dh02', 'dh03', 'dh04']</text:p>
          </table:table-cell>
          <table:table-cell office:value-type="string" calcext:value-type="string">
            <text:p>['ap01', 'dh02', 'dh04', 'dh09']</text:p>
          </table:table-cell>
          <table:table-cell office:value-type="string" calcext:value-type="string">
            <text:p>['ap07', 'dh05', 'dh08', 'dh10']</text:p>
          </table:table-cell>
          <table:table-cell office:value-type="string" calcext:value-type="string">
            <text:p>['dh05', 'dh08', 'dh09', 'dh10'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'ap04', 'dh05', 'dh07', 'dh08', 'dh11']</text:p>
          </table:table-cell>
          <table:table-cell office:value-type="string" calcext:value-type="string">
            <text:p>['ap03', 'ap05', 'dh01', 'dh05', 'dh11']</text:p>
          </table:table-cell>
          <table:table-cell office:value-type="string" calcext:value-type="string">
            <text:p>['ap01', 'ap06', 'ap07', 'dh03', 'dh06']</text:p>
          </table:table-cell>
          <table:table-cell office:value-type="string" calcext:value-type="string">
            <text:p>['ap01', 'ap03', 'ap05', 'ap06', 'dh09']</text:p>
          </table:table-cell>
          <table:table-cell office:value-type="string" calcext:value-type="string">
            <text:p>['ap01', 'ap03', 'ap05', 'dh08', 'dh10']</text:p>
          </table:table-cell>
          <table:table-cell office:value-type="string" calcext:value-type="string">
            <text:p>['dh02', 'dh03', 'dh05', 'dh06', 'dh11']</text:p>
          </table:table-cell>
          <table:table-cell office:value-type="string" calcext:value-type="string">
            <text:p>['ap06', 'dh03', 'dh04', 'dh10', 'dh11']</text:p>
          </table:table-cell>
          <table:table-cell office:value-type="string" calcext:value-type="string">
            <text:p>['ap01', 'ap07', 'dh04', 'dh05', 'dh11']</text:p>
          </table:table-cell>
          <table:table-cell office:value-type="string" calcext:value-type="string">
            <text:p>['ap06', 'ap07', 'dh03', 'dh06', 'dh07']</text:p>
          </table:table-cell>
          <table:table-cell office:value-type="string" calcext:value-type="string">
            <text:p>['ap06', 'dh05', 'dh06', 'dh08', 'dh10'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'ap01', 'ap03', 'ap07', 'dh06', 'dh07', 'dh08']</text:p>
          </table:table-cell>
          <table:table-cell office:value-type="string" calcext:value-type="string">
            <text:p>['ap05', 'ap07', 'dh01', 'dh02', 'dh09', 'dh10']</text:p>
          </table:table-cell>
          <table:table-cell office:value-type="string" calcext:value-type="string">
            <text:p>['ap03', 'ap06', 'dh05', 'dh07', 'dh09', 'dh11']</text:p>
          </table:table-cell>
          <table:table-cell office:value-type="string" calcext:value-type="string">
            <text:p>['ap03', 'ap06', 'dh01', 'dh04', 'dh07', 'dh08']</text:p>
          </table:table-cell>
          <table:table-cell office:value-type="string" calcext:value-type="string">
            <text:p>['ap04', 'ap06', 'dh02', 'dh04', 'dh05', 'dh06']</text:p>
          </table:table-cell>
          <table:table-cell office:value-type="string" calcext:value-type="string">
            <text:p>['ap04', 'ap07', 'dh02', 'dh05', 'dh08', 'dh10']</text:p>
          </table:table-cell>
          <table:table-cell office:value-type="string" calcext:value-type="string">
            <text:p>['ap01', 'ap03', 'ap04', 'dh02', 'dh05', 'dh10']</text:p>
          </table:table-cell>
          <table:table-cell office:value-type="string" calcext:value-type="string">
            <text:p>['ap04', 'ap06', 'dh01', 'dh05', 'dh07', 'dh08']</text:p>
          </table:table-cell>
          <table:table-cell office:value-type="string" calcext:value-type="string">
            <text:p>['ap01', 'ap06', 'ap07', 'dh04', 'dh09', 'dh11']</text:p>
          </table:table-cell>
          <table:table-cell office:value-type="string" calcext:value-type="string">
            <text:p>['ap01', 'ap07', 'dh01', 'dh03', 'dh07', 'dh08'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'ap03', 'ap05', 'ap07', 'dh03', 'dh04', 'dh09', 'dh10']</text:p>
          </table:table-cell>
          <table:table-cell office:value-type="string" calcext:value-type="string">
            <text:p>['ap07', 'dh02', 'dh03', 'dh04', 'dh07', 'dh08', 'dh10']</text:p>
          </table:table-cell>
          <table:table-cell office:value-type="string" calcext:value-type="string">
            <text:p>['ap03', 'ap04', 'ap07', 'dh04', 'dh05', 'dh06', 'dh08']</text:p>
          </table:table-cell>
          <table:table-cell office:value-type="string" calcext:value-type="string">
            <text:p>['dh01', 'dh02', 'dh03', 'dh04', 'dh06', 'dh07', 'dh08']</text:p>
          </table:table-cell>
          <table:table-cell office:value-type="string" calcext:value-type="string">
            <text:p>['ap03', 'dh01', 'dh04', 'dh05', 'dh06', 'dh07', 'dh08']</text:p>
          </table:table-cell>
          <table:table-cell office:value-type="string" calcext:value-type="string">
            <text:p>['ap01', 'ap03', 'ap04', 'ap05', 'dh03', 'dh07', 'dh08']</text:p>
          </table:table-cell>
          <table:table-cell office:value-type="string" calcext:value-type="string">
            <text:p>['ap03', 'ap06', 'ap07', 'dh05', 'dh07', 'dh09', 'dh10']</text:p>
          </table:table-cell>
          <table:table-cell office:value-type="string" calcext:value-type="string">
            <text:p>['ap06', 'dh02', 'dh06', 'dh07', 'dh08', 'dh09', 'dh11']</text:p>
          </table:table-cell>
          <table:table-cell office:value-type="string" calcext:value-type="string">
            <text:p>['ap01', 'ap03', 'ap04', 'dh02', 'dh03', 'dh05', 'dh11']</text:p>
          </table:table-cell>
          <table:table-cell office:value-type="string" calcext:value-type="string">
            <text:p>['ap01', 'ap04', 'ap05', 'ap07', 'dh02', 'dh09', 'dh10'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'ap04', 'dh02', 'dh03', 'dh05', 'dh06', 'dh07', 'dh09', 'dh10']</text:p>
          </table:table-cell>
          <table:table-cell office:value-type="string" calcext:value-type="string">
            <text:p>['ap01', 'ap03', 'dh02', 'dh03', 'dh04', 'dh05', 'dh06', 'dh09']</text:p>
          </table:table-cell>
          <table:table-cell office:value-type="string" calcext:value-type="string">
            <text:p>['ap03', 'ap07', 'dh03', 'dh04', 'dh05', 'dh07', 'dh08', 'dh10']</text:p>
          </table:table-cell>
          <table:table-cell office:value-type="string" calcext:value-type="string">
            <text:p>['ap01', 'ap06', 'ap07', 'dh02', 'dh03', 'dh06', 'dh08', 'dh10']</text:p>
          </table:table-cell>
          <table:table-cell office:value-type="string" calcext:value-type="string">
            <text:p>['ap03', 'ap04', 'ap05', 'ap06', 'ap07', 'dh02', 'dh06', 'dh10']</text:p>
          </table:table-cell>
          <table:table-cell office:value-type="string" calcext:value-type="string">
            <text:p>['ap04', 'ap05', 'ap07', 'dh01', 'dh02', 'dh03', 'dh04', 'dh09']</text:p>
          </table:table-cell>
          <table:table-cell office:value-type="string" calcext:value-type="string">
            <text:p>['ap03', 'ap04', 'ap07', 'dh01', 'dh04', 'dh07', 'dh09', 'dh10']</text:p>
          </table:table-cell>
          <table:table-cell office:value-type="string" calcext:value-type="string">
            <text:p>['ap03', 'ap05', 'dh01', 'dh03', 'dh05', 'dh08', 'dh09', 'dh10']</text:p>
          </table:table-cell>
          <table:table-cell office:value-type="string" calcext:value-type="string">
            <text:p>['ap04', 'dh01', 'dh02', 'dh03', 'dh07', 'dh08', 'dh09', 'dh11']</text:p>
          </table:table-cell>
          <table:table-cell office:value-type="string" calcext:value-type="string">
            <text:p>['ap01', 'ap04', 'ap06', 'ap07', 'dh04', 'dh06', 'dh08', 'dh10'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'ap01', 'ap04', 'ap05', 'ap06', 'dh01', 'dh03', 'dh04', 'dh06', 'dh07']</text:p>
          </table:table-cell>
          <table:table-cell office:value-type="string" calcext:value-type="string">
            <text:p>['ap01', 'ap04', 'ap06', 'ap07', 'dh01', 'dh02', 'dh03', 'dh07', 'dh11']</text:p>
          </table:table-cell>
          <table:table-cell office:value-type="string" calcext:value-type="string">
            <text:p>['ap03', 'ap05', 'ap07', 'dh01', 'dh02', 'dh04', 'dh08', 'dh10', 'dh11']</text:p>
          </table:table-cell>
          <table:table-cell office:value-type="string" calcext:value-type="string">
            <text:p>['ap03', 'ap04', 'ap05', 'ap07', 'dh02', 'dh03', 'dh04', 'dh10', 'dh11']</text:p>
          </table:table-cell>
          <table:table-cell office:value-type="string" calcext:value-type="string">
            <text:p>['ap01', 'ap03', 'ap07', 'dh02', 'dh03', 'dh05', 'dh07', 'dh09', 'dh10']</text:p>
          </table:table-cell>
          <table:table-cell office:value-type="string" calcext:value-type="string">
            <text:p>['ap01', 'ap03', 'ap05', 'dh03', 'dh04', 'dh06', 'dh07', 'dh08', 'dh11']</text:p>
          </table:table-cell>
          <table:table-cell office:value-type="string" calcext:value-type="string">
            <text:p>['ap03', 'ap05', 'ap06', 'dh02', 'dh05', 'dh06', 'dh08', 'dh09', 'dh11']</text:p>
          </table:table-cell>
          <table:table-cell office:value-type="string" calcext:value-type="string">
            <text:p>['ap01', 'ap07', 'dh02', 'dh04', 'dh05', 'dh06', 'dh08', 'dh09', 'dh10']</text:p>
          </table:table-cell>
          <table:table-cell office:value-type="string" calcext:value-type="string">
            <text:p>['ap01', 'ap03', 'ap04', 'dh01', 'dh02', 'dh03', 'dh05', 'dh08', 'dh11']</text:p>
          </table:table-cell>
          <table:table-cell office:value-type="string" calcext:value-type="string">
            <text:p>['ap04', 'ap05', 'ap06', 'ap07', 'dh03', 'dh04', 'dh07', 'dh08', 'dh10'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'ap03', 'ap04', 'ap05', 'ap06', 'ap07', 'dh01', 'dh02', 'dh05', 'dh07', 'dh08']</text:p>
          </table:table-cell>
          <table:table-cell office:value-type="string" calcext:value-type="string">
            <text:p>['ap01', 'ap03', 'ap04', 'ap05', 'ap06', 'dh02', 'dh03', 'dh04', 'dh07', 'dh11']</text:p>
          </table:table-cell>
          <table:table-cell office:value-type="string" calcext:value-type="string">
            <text:p>['ap01', 'ap03', 'ap04', 'ap05', 'ap06', 'dh02', 'dh04', 'dh05', 'dh06', 'dh11']</text:p>
          </table:table-cell>
          <table:table-cell office:value-type="string" calcext:value-type="string">
            <text:p>['ap01', 'ap03', 'ap05', 'ap07', 'dh01', 'dh02', 'dh06', 'dh07', 'dh10', 'dh11']</text:p>
          </table:table-cell>
          <table:table-cell office:value-type="string" calcext:value-type="string">
            <text:p>['ap01', 'ap03', 'ap04', 'ap05', 'ap06', 'ap07', 'dh04', 'dh06', 'dh09', 'dh10']</text:p>
          </table:table-cell>
          <table:table-cell office:value-type="string" calcext:value-type="string">
            <text:p>['ap01', 'ap03', 'ap07', 'dh01', 'dh02', 'dh04', 'dh05', 'dh07', 'dh08', 'dh10']</text:p>
          </table:table-cell>
          <table:table-cell office:value-type="string" calcext:value-type="string">
            <text:p>['ap03', 'ap06', 'ap07', 'dh01', 'dh04', 'dh05', 'dh07', 'dh08', 'dh09', 'dh10']</text:p>
          </table:table-cell>
          <table:table-cell office:value-type="string" calcext:value-type="string">
            <text:p>['ap01', 'ap04', 'ap05', 'ap06', 'ap07', 'dh02', 'dh03', 'dh05', 'dh07', 'dh11']</text:p>
          </table:table-cell>
          <table:table-cell office:value-type="string" calcext:value-type="string">
            <text:p>['ap01', 'ap05', 'ap06', 'ap07', 'dh01', 'dh03', 'dh05', 'dh09', 'dh10', 'dh11']</text:p>
          </table:table-cell>
          <table:table-cell office:value-type="string" calcext:value-type="string">
            <text:p>['ap03', 'ap05', 'ap06', 'dh01', 'dh04', 'dh05', 'dh06', 'dh08', 'dh09', 'dh10'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'ap01', 'ap03', 'ap04', 'ap06', 'dh01', 'dh05', 'dh06', 'dh07', 'dh08', 'dh09', 'dh11']</text:p>
          </table:table-cell>
          <table:table-cell office:value-type="string" calcext:value-type="string">
            <text:p>['ap03', 'ap04', 'ap05', 'dh01', 'dh02', 'dh04', 'dh05', 'dh06', 'dh07', 'dh09', 'dh11']</text:p>
          </table:table-cell>
          <table:table-cell office:value-type="string" calcext:value-type="string">
            <text:p>['ap01', 'ap03', 'ap05', 'ap07', 'dh02', 'dh03', 'dh04', 'dh05', 'dh06', 'dh10', 'dh11']</text:p>
          </table:table-cell>
          <table:table-cell office:value-type="string" calcext:value-type="string">
            <text:p>['ap01', 'ap03', 'ap04', 'ap05', 'ap06', 'ap07', 'dh01', 'dh06', 'dh07', 'dh10', 'dh11']</text:p>
          </table:table-cell>
          <table:table-cell office:value-type="string" calcext:value-type="string">
            <text:p>['ap01', 'ap05', 'ap07', 'dh02', 'dh04', 'dh05', 'dh06', 'dh08', 'dh09', 'dh10', 'dh11']</text:p>
          </table:table-cell>
          <table:table-cell office:value-type="string" calcext:value-type="string">
            <text:p>['ap01', 'ap04', 'ap06', 'dh01', 'dh02', 'dh03', 'dh06', 'dh08', 'dh09', 'dh10', 'dh11']</text:p>
          </table:table-cell>
          <table:table-cell office:value-type="string" calcext:value-type="string">
            <text:p>['ap03', 'ap06', 'ap07', 'dh03', 'dh04', 'dh05', 'dh06', 'dh08', 'dh09', 'dh10', 'dh11']</text:p>
          </table:table-cell>
          <table:table-cell office:value-type="string" calcext:value-type="string">
            <text:p>['ap03', 'ap05', 'ap06', 'dh01', 'dh03', 'dh05', 'dh07', 'dh08', 'dh09', 'dh10', 'dh11']</text:p>
          </table:table-cell>
          <table:table-cell office:value-type="string" calcext:value-type="string">
            <text:p>['ap04', 'ap06', 'ap07', 'dh01', 'dh02', 'dh03', 'dh04', 'dh06', 'dh08', 'dh09', 'dh10']</text:p>
          </table:table-cell>
          <table:table-cell office:value-type="string" calcext:value-type="string">
            <text:p>['ap03', 'ap04', 'ap05', 'dh02', 'dh03', 'dh04', 'dh06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'ap01', 'ap04', 'ap05', 'ap07', 'dh01', 'dh03', 'dh04', 'dh06', 'dh07', 'dh09', 'dh10', 'dh11']</text:p>
          </table:table-cell>
          <table:table-cell office:value-type="string" calcext:value-type="string">
            <text:p>['ap03', 'ap04', 'ap05', 'ap06', 'dh01', 'dh03', 'dh04', 'dh05', 'dh06', 'dh07', 'dh09', 'dh10']</text:p>
          </table:table-cell>
          <table:table-cell office:value-type="string" calcext:value-type="string">
            <text:p>['ap01', 'ap03', 'ap05', 'ap07', 'dh01', 'dh02', 'dh04', 'dh05', 'dh06', 'dh07', 'dh09', 'dh10']</text:p>
          </table:table-cell>
          <table:table-cell office:value-type="string" calcext:value-type="string">
            <text:p>['ap01', 'ap03', 'ap05', 'ap06', 'ap07', 'dh01', 'dh03', 'dh04', 'dh05', 'dh06', 'dh07', 'dh11']</text:p>
          </table:table-cell>
          <table:table-cell office:value-type="string" calcext:value-type="string">
            <text:p>['ap03', 'ap04', 'ap05', 'ap06', 'ap07', 'dh02', 'dh04', 'dh05', 'dh06', 'dh09', 'dh10', 'dh11']</text:p>
          </table:table-cell>
          <table:table-cell office:value-type="string" calcext:value-type="string">
            <text:p>['ap01', 'ap05', 'ap07', 'dh02', 'dh04', 'dh05', 'dh06', 'dh07', 'dh08', 'dh09', 'dh10', 'dh11']</text:p>
          </table:table-cell>
          <table:table-cell office:value-type="string" calcext:value-type="string">
            <text:p>['ap01', 'ap03', 'ap04', 'ap05', 'ap07', 'dh02', 'dh04', 'dh06', 'dh07', 'dh08', 'dh10', 'dh11']</text:p>
          </table:table-cell>
          <table:table-cell office:value-type="string" calcext:value-type="string">
            <text:p>['ap01', 'ap03', 'ap04', 'ap05', 'ap06', 'dh01', 'dh02', 'dh05', 'dh06', 'dh08', 'dh09', 'dh11']</text:p>
          </table:table-cell>
          <table:table-cell office:value-type="string" calcext:value-type="string">
            <text:p>['ap01', 'ap03', 'ap05', 'ap06', 'ap07', 'dh02', 'dh04', 'dh05', 'dh06', 'dh08', 'dh09', 'dh10']</text:p>
          </table:table-cell>
          <table:table-cell office:value-type="string" calcext:value-type="string">
            <text:p>['ap01', 'ap04', 'ap05', 'ap06', 'ap07', 'dh01', 'dh05', 'dh06', 'dh07', 'dh08', 'dh09', 'dh10'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'ap01', 'ap03', 'ap04', 'ap05', 'ap06', 'ap07', 'dh03', 'dh04', 'dh06', 'dh07', 'dh09', 'dh10', 'dh11']</text:p>
          </table:table-cell>
          <table:table-cell office:value-type="string" calcext:value-type="string">
            <text:p>['ap01', 'ap04', 'ap05', 'ap06', 'ap07', 'dh01', 'dh02', 'dh03', 'dh05', 'dh06', 'dh07', 'dh08', 'dh11']</text:p>
          </table:table-cell>
          <table:table-cell office:value-type="string" calcext:value-type="string">
            <text:p>['ap01', 'ap04', 'ap05', 'ap07', 'dh01', 'dh02', 'dh03', 'dh05', 'dh06', 'dh07', 'dh09', 'dh10', 'dh11']</text:p>
          </table:table-cell>
          <table:table-cell office:value-type="string" calcext:value-type="string">
            <text:p>['ap01', 'ap03', 'ap04', 'ap06', 'dh02', 'dh03', 'dh04', 'dh05', 'dh06', 'dh07', 'dh08', 'dh10', 'dh11']</text:p>
          </table:table-cell>
          <table:table-cell office:value-type="string" calcext:value-type="string">
            <text:p>['ap01', 'ap03', 'ap05', 'ap06', 'ap07', 'dh01', 'dh02', 'dh03', 'dh04', 'dh06', 'dh09', 'dh10', 'dh11']</text:p>
          </table:table-cell>
          <table:table-cell office:value-type="string" calcext:value-type="string">
            <text:p>['ap01', 'ap03', 'ap04', 'ap05', 'dh01', 'dh02', 'dh03', 'dh04', 'dh07', 'dh08', 'dh09', 'dh10', 'dh11']</text:p>
          </table:table-cell>
          <table:table-cell office:value-type="string" calcext:value-type="string">
            <text:p>['ap01', 'ap03', 'ap05', 'ap06', 'ap07', 'dh02', 'dh03', 'dh04', 'dh05', 'dh06', 'dh09', 'dh10', 'dh11']</text:p>
          </table:table-cell>
          <table:table-cell office:value-type="string" calcext:value-type="string">
            <text:p>['ap01', 'ap04', 'ap05', 'ap06', 'ap07', 'dh01', 'dh02', 'dh04', 'dh06', 'dh08', 'dh09', 'dh10', 'dh11']</text:p>
          </table:table-cell>
          <table:table-cell office:value-type="string" calcext:value-type="string">
            <text:p>['ap01', 'ap05', 'ap06', 'ap07', 'dh01', 'dh03', 'dh04', 'dh05', 'dh06', 'dh07', 'dh09', 'dh10', 'dh11']</text:p>
          </table:table-cell>
          <table:table-cell office:value-type="string" calcext:value-type="string">
            <text:p>['ap01', 'ap04', 'ap05', 'ap07', 'dh01', 'dh02', 'dh04', 'dh05', 'dh06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'ap01', 'ap03', 'ap04', 'ap05', 'ap06', 'ap07', 'dh02', 'dh03', 'dh05', 'dh06', 'dh07', 'dh08', 'dh10', 'dh11']</text:p>
          </table:table-cell>
          <table:table-cell office:value-type="string" calcext:value-type="string">
            <text:p>['ap03', 'ap04', 'ap05', 'ap06', 'ap07', 'dh01', 'dh02', 'dh03', 'dh04', 'dh06', 'dh08', 'dh09', 'dh10', 'dh11']</text:p>
          </table:table-cell>
          <table:table-cell office:value-type="string" calcext:value-type="string">
            <text:p>['ap01', 'ap04', 'ap05', 'ap06', 'ap07', 'dh01', 'dh02', 'dh03', 'dh04', 'dh05', 'dh08', 'dh09', 'dh10', 'dh11']</text:p>
          </table:table-cell>
          <table:table-cell office:value-type="string" calcext:value-type="string">
            <text:p>['ap01', 'ap03', 'ap04', 'ap05', 'ap06', 'ap07', 'dh01', 'dh03', 'dh04', 'dh07', 'dh08', 'dh09', 'dh10', 'dh11']</text:p>
          </table:table-cell>
          <table:table-cell office:value-type="string" calcext:value-type="string">
            <text:p>['ap03', 'ap04', 'ap05', 'ap06', 'ap07', 'dh01', 'dh02', 'dh03', 'dh04', 'dh05', 'dh07', 'dh09', 'dh10', 'dh11']</text:p>
          </table:table-cell>
          <table:table-cell office:value-type="string" calcext:value-type="string">
            <text:p>['ap01', 'ap05', 'ap06', 'dh01', 'dh02', 'dh03', 'dh04', 'dh05', 'dh06', 'dh07', 'dh08', 'dh09', 'dh10', 'dh11']</text:p>
          </table:table-cell>
          <table:table-cell office:value-type="string" calcext:value-type="string">
            <text:p>['ap01', 'ap03', 'ap04', 'ap05', 'dh01', 'dh02', 'dh03', 'dh04', 'dh05', 'dh06', 'dh08', 'dh09', 'dh10', 'dh11']</text:p>
          </table:table-cell>
          <table:table-cell office:value-type="string" calcext:value-type="string">
            <text:p>['ap01', 'ap03', 'ap04', 'ap05', 'ap06', 'dh02', 'dh03', 'dh04', 'dh05', 'dh06', 'dh07', 'dh08', 'dh10', 'dh11']</text:p>
          </table:table-cell>
          <table:table-cell office:value-type="string" calcext:value-type="string">
            <text:p>['ap01', 'ap03', 'ap04', 'ap05', 'ap06', 'ap07', 'dh01', 'dh02', 'dh04', 'dh05', 'dh06', 'dh07', 'dh10', 'dh11']</text:p>
          </table:table-cell>
          <table:table-cell office:value-type="string" calcext:value-type="string">
            <text:p>['ap01', 'ap03', 'ap04', 'ap05', 'ap06', 'dh02', 'dh03', 'dh04', 'dh05', 'dh06', 'dh07', 'dh08', 'dh09', 'dh10'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'ap01', 'ap03', 'ap04', 'ap05', 'ap06', 'ap07', 'dh01', 'dh02', 'dh03', 'dh05', 'dh06', 'dh08', 'dh09', 'dh10', 'dh11']</text:p>
          </table:table-cell>
          <table:table-cell office:value-type="string" calcext:value-type="string">
            <text:p>['ap01', 'ap03', 'ap04', 'ap05', 'ap07', 'dh02', 'dh03', 'dh04', 'dh05', 'dh06', 'dh07', 'dh08', 'dh09', 'dh10', 'dh11']</text:p>
          </table:table-cell>
          <table:table-cell office:value-type="string" calcext:value-type="string">
            <text:p>['ap01', 'ap03', 'ap04', 'ap05', 'ap06', 'ap07', 'dh02', 'dh03', 'dh04', 'dh05', 'dh07', 'dh08', 'dh09', 'dh10', 'dh11']</text:p>
          </table:table-cell>
          <table:table-cell office:value-type="string" calcext:value-type="string">
            <text:p>['ap01', 'ap03', 'ap04', 'ap05', 'ap06', 'ap07', 'dh01', 'dh02', 'dh03', 'dh04', 'dh05', 'dh07', 'dh08', 'dh09', 'dh10']</text:p>
          </table:table-cell>
          <table:table-cell office:value-type="string" calcext:value-type="string">
            <text:p>['ap01', 'ap03', 'ap04', 'ap05', 'ap06', 'dh01', 'dh02', 'dh03', 'dh04', 'dh05', 'dh06', 'dh07', 'dh08', 'dh09', 'dh10']</text:p>
          </table:table-cell>
          <table:table-cell office:value-type="string" calcext:value-type="string">
            <text:p>['ap03', 'ap04', 'ap05', 'ap06', 'ap07', 'dh01', 'dh02', 'dh04', 'dh05', 'dh06', 'dh07', 'dh08', 'dh09', 'dh10', 'dh11']</text:p>
          </table:table-cell>
          <table:table-cell office:value-type="string" calcext:value-type="string">
            <text:p>['ap01', 'ap03', 'ap05', 'ap06', 'ap07', 'dh01', 'dh02', 'dh03', 'dh05', 'dh06', 'dh07', 'dh08', 'dh09', 'dh10', 'dh11']</text:p>
          </table:table-cell>
          <table:table-cell office:value-type="string" calcext:value-type="string">
            <text:p>['ap03', 'ap05', 'ap06', 'ap07', 'dh01', 'dh02', 'dh03', 'dh04', 'dh05', 'dh06', 'dh07', 'dh08', 'dh09', 'dh10', 'dh11']</text:p>
          </table:table-cell>
          <table:table-cell office:value-type="string" calcext:value-type="string">
            <text:p>['ap03', 'ap04', 'ap05', 'ap06', 'ap07', 'dh01', 'dh02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7', 'dh09', 'dh10', 'dh11'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'ap01', 'ap03', 'ap05', 'ap06', 'ap07', 'dh01', 'dh02', 'dh03', 'dh04', 'dh05', 'dh06', 'dh07', 'dh08', 'dh09', 'dh10', 'dh11']</text:p>
          </table:table-cell>
          <table:table-cell office:value-type="string" calcext:value-type="string">
            <text:p>['ap01', 'ap04', 'ap05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3', 'dh04', 'dh05', 'dh06', 'dh07', 'dh08', 'dh09', 'dh10', 'dh11']</text:p>
          </table:table-cell>
          <table:table-cell office:value-type="string" calcext:value-type="string">
            <text:p>['ap01', 'ap03', 'ap04', 'ap05', 'ap06', 'dh01', 'dh02', 'dh03', 'dh04', 'dh05', 'dh06', 'dh07', 'dh08', 'dh09', 'dh10', 'dh11']</text:p>
          </table:table-cell>
          <table:table-cell office:value-type="string" calcext:value-type="string">
            <text:p>['ap03', 'ap04', 'ap05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4', 'dh05', 'dh06', 'dh07', 'dh08', 'dh09', 'dh10', 'dh11']</text:p>
          </table:table-cell>
          <table:table-cell office:value-type="string" calcext:value-type="string">
            <text:p>['ap01', 'ap03', 'ap04', 'ap05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7', 'dh09', 'dh10', 'dh11']</text:p>
          </table:table-cell>
          <table:table-cell office:value-type="string" calcext:value-type="string">
            <text:p>['ap01', 'ap03', 'ap04', 'ap05', 'ap06', 'ap07', 'dh01', 'dh02', 'dh03', 'dh04', 'dh05', 'dh06', 'dh07', 'dh08', 'dh10', 'dh11']</text:p>
          </table:table-cell>
          <table:table-cell office:value-type="string" calcext:value-type="string">
            <text:p>['ap01', 'ap03', 'ap04', 'ap05', 'ap06', 'ap07', 'dh01', 'dh02', 'dh03', 'dh04', 'dh06', 'dh07', 'dh08', 'dh09', 'dh10', 'dh11'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kill_5f_mean" style:display-name="PageStyle_skill_me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ill_5f_per_5f_horizon" style:display-name="PageStyle_skill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mse_5f_per_5f_horizon" style:display-name="PageStyle_rmse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cluded" style:display-name="PageStyle_exclud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meta:creation-date>2020-04-14T13:27:50</meta:creation-date>
    <dc:date>2020-04-14T13:27:50</dc:date>
    <meta:generator>LibreOffice/6.0.7.3$Linux_X86_64 LibreOffice_project/00m0$Build-3</meta:generator>
    <meta:document-statistic meta:table-count="4" meta:cell-count="850" meta:object-count="0"/>
    <meta:user-defined meta:name="AppVersion">3.0</meta:user-defined>
  </office:meta>
</office:document-meta>
</file>